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style:paragraph-properties style:writing-mode="lr-tb"/>
      <style:text-properties officeooo:paragraph-rsid="0000ebe7"/>
    </style:style>
    <style:style style:name="T1" style:family="text">
      <style:text-properties style:font-name="serif" fo:font-size="5.40000009536743pt"/>
    </style:style>
    <style:style style:name="T2" style:family="text">
      <style:text-properties style:font-name="serif" fo:font-size="7.80000019073486pt"/>
    </style:style>
    <style:style style:name="T3" style:family="text">
      <style:text-properties style:font-name="sans-serif" fo:font-size="10.199999809265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pan text:style-name="T2">Kapitel IV</text:span><text:line-break/><text:span text:style-name="T2">Die Gesellschaft der Verachtung</text:span><text:line-break/><text:span text:style-name="T1">Aber es gibt keine</text:span> <text:span text:style-name="T1">mögliche</text:span> <text:span text:style-name="T1">Gesellschaft. Es gibt nur die Gesell</text:span><text:line-break/><text:span text:style-name="T1">schaft, die</text:span> <text:span text:style-name="T1">ist. W ir verlieren uns noch in unseren Träumerei</text:span><text:line-break/><text:span text:style-name="T1">en, da wird schon an die T ür geklopft. Es ist der Minister für</text:span><text:line-break/><text:span text:style-name="T1">öffentliche Bildung, der M onsieur Jacotot den königlichen Er</text:span><text:line-break/><text:span text:style-name="T1">lass bringt betreffend die Bedingungen, die einzuhalten sind,</text:span><text:line-break/><text:span text:style-name="T1">um auf dem Gebiet des Königreichs eine Schule zu betreiben.</text:span><text:line-break/><text:span text:style-name="T1">Es ist der Offizier, der von der Militärschule von Delft ange</text:span><text:line-break/><text:span text:style-name="T1">wiesen ist, O rdnung in dieser sonderbaren militärischen Hoch</text:span><text:line-break/><text:span text:style-name="T1">schule von Löwen zu schaffen. Es ist der Briefträger, der die</text:span><text:line-break/><text:span text:style-name="T1">letzte Lieferung der</text:span> <text:span text:style-name="T1">Annales Academiae Lovaniensis</text:span> <text:span text:style-name="T1">bringt, die die</text:span><text:line-break/><text:span text:style-name="T1">oratio</text:span> <text:span text:style-name="T1">unseres Kollegen Franciscus Josephus Dumbeck enthält,</text:span><text:line-break/><text:span text:style-name="T1">der zum Sturm gegen den</text:span> <text:span text:style-name="T1">Universellen, den neuen Verderber der</text:span><text:line-break/><text:span text:style-name="T1">Jugend aufruft:</text:span> „<text:span text:style-name="T1">Cumporro educatio universumpopulum amplectatur, cujus</text:span><text:line-break/><text:span text:style-name="T1">virtusprimariaposita est in unitatis concentu, perversa methodus hanc unitatem</text:span><text:line-break/><text:span text:style-name="T1">solvit, civitatemque scindit inpartes sibi adversas (...) Absit tamen hic a nostra</text:span><text:line-break/><text:span text:style-name="T1">patriafuror! Enitendum est studiosisjuvenibus, ut literarum etpulchri studio</text:span><text:line-break/><text:span text:style-name="T1">ducti non solum turpem desidiamfugiant utgravissimum malum; sedut studeant</text:span><text:line-break/><text:span text:style-name="T1">Pudori illi et Modestiae, jam antiquitus divinis honoribus cultae. Sic tantum</text:span><text:line-break/><text:span text:style-name="T1">optimi erunt cives, legum vindices, bonarum artium doctores, divinorum</text:span><text:line-break/><text:span text:style-name="T1">praeceptorum interpretes, patriae defensores, gentis totius decora (...) Tu quoque</text:span><text:line-break/><text:span text:style-name="T1">haec audi, Regia Majestas! Tibi enim civium tuorum eorumque adeojuvenum,</text:span><text:line-break/><text:span text:style-name="T1">curademandata est. Officium est sacrum dissipandi ejusmodi magistros, tollendi</text:span><text:line-break/><text:span text:style-name="T1">has scholas umbraticas.</text:span> “<text:span text:style-name="T1">64</text:span><text:line-break/><text:span text:style-name="T1">Das Königreich der Niederlande ist ein kleiner Staat, aber er</text:span><text:line-break/><text:span text:style-name="T1">ist zivilisiert wie ein großer. Die öffentliche Herrschaft ist be</text:span><text:line-break/><text:span text:style-name="T1">sonders um die Erziehung der jungen Seelen und um die H ar</text:span><text:line-break/><text:span text:style-name="T1">monie der bürgerlichen H erzen bemüht. Es geht nicht an, dass</text:span><text:line-break/><text:span text:style-name="T1">der Erstbeste hier sein Geschäft eröffnen kann, nicht nur ohne</text:span><text:line-break/><text:span text:style-name="T1">91</text:span> </text:p>
      <text:p text:style-name="P1"><text:span text:style-name="T1">Ausweis seiner Fähigkeiten, sondern sich auch noch damit rüh<text:line-break/>mend zu unterrichten, was er nicht weiß, und die Spötter gegen<text:line-break/>die Lehrmeister, Unterlehrer, Rektoren, Inspektoren, Kommis<text:line-break/>sare oder Minister aufhetzend, die eine etwas höhere Vorstel<text:line-break/>lung von ihren Pflichten der Jugend und der Wissenschaft ge<text:line-break/>genüber haben. Absit hic a nostrapatriafuror! Sagen wir es auf unsere<text:line-break/>Weise: „Die Verdummung erhebt ihr scheußliches Haupt und<text:line-break/>ruft mir zu: Zurück, kopfloser Erneuerer! Die Lebewesen, die<text:line-break/>du mir entreißen willst, hängen an m ir durch unlösliche Bande.<text:line-break/>Ich bin, was gewesen ist, was ist und was sein wird auf Erden,<text:line-break/>solange die Seelen in den Körpern von Staub sein werden. Heute<text:line-break/>weniger als jemals kannst du Erfolg erhoffen. Sie glauben an den<text:line-break/>Fortschritt und ihre Meinungen sind fest daran geknüpft; ich<text:line-break/>lache über deine Bemühungen; sie werden nicht vorankommen.“65<text:line-break/>Die Gesetze der Schwerkraft<text:line-break/>W ir haben uns darin verloren, die Bahnen, die die denken<text:line-break/>den Geister um die W ahrheit ziehen, zu betrachten. Aber die<text:line-break/>Bewegungen der Materie gehorchen anderen Gesetzen: denen<text:line-break/>der Anziehung und der Schw erkraft. Alle Körper stürzen<text:line-break/>dumm auf das Zentrum zu. W ir hatten gesagt, dass es gelte,<text:line-break/>keine Blätter in die Geister einzuführen, nichts Materielles<text:line-break/>ins Immaterielle. Die Intelligenz folgt also nicht den Geset<text:line-break/>zen der Materie. Aber das gilt nur für die Intelligenz jedes<text:line-break/>Individuums getrennt genommen: Sie ist unteilbar, ohne Ge<text:line-break/>meinschaft, ohne Teilung. Sie kann daher nicht das Eigentum<text:line-break/>einer Menge sein, andernfalls wäre sie nicht m ehr die Eigen<text:line-break/>schaft der Teile. Man muss daraus schließen, dass die Intelli<text:line-break/>genz nur in den Individuen ist, aber nicht in deren Vereini<text:line-break/>gung. „Die Intelligenz ist in jeder intellektuellen Einheit; die<text:line-break/>Vereinigung dieser Einheiten ist notwendigerweise träge und<text:line-break/>ohne Intelligenz (...) In der Zusam m enarbeit von zwei in<text:line-break/>tellektuellen Molekülen, die man M enschen nennt, gibt es zwei<text:line-break/>Intelligenzen; sie sind von derselben N atu r, aber es ist keine<text:line-break/>einheitliche Intelligenz, die dieser Zusam m enarbeit vorsteht.<text:line-break/>92</text:span></text:p>
      <text:p text:style-name="P1"><text:span text:style-name="T1">In der M aterie belebt die Schw erkraft als einheitliche Kraft</text:span><text:line-break/><text:span text:style-name="T1">die Masse und die M oleküle; in der Klasse der intellektuellen</text:span><text:line-break/><text:span text:style-name="T1">Wesen leitet die Intelligenz n u r die Individuen: Ihre V ereini</text:span><text:line-break/><text:span text:style-name="T1">gung fällt u n ter die Gesetze der M aterie.“66</text:span><text:line-break/><text:span text:style-name="T1">W ir haben gesehen, wie vernünftige Individuen die Schich</text:span><text:line-break/><text:span text:style-name="T1">ten der sprachlichen M aterialität durchqueren, um sich gegen</text:span><text:line-break/><text:span text:style-name="T1">seitig ihr D enken m itzuteilen. Aber dieser Austausch ist nur</text:span><text:line-break/><text:span text:style-name="T1">möglich auf der Basis dieses umgekehrten Verhältnisses, das die</text:span><text:line-break/><text:span text:style-name="T1">Vereinigung der Intelligenzen den Gesetzen jeder Versamm</text:span><text:line-break/><text:span text:style-name="T1">lung u nterw irft, jenen der M aterie. H ier ist der materielle</text:span><text:line-break/><text:span text:style-name="T1">A ngelpunkt der Verdum m ung:</text:span> <text:span text:style-name="T1">Die imm ateriellen</text:span> <text:span text:style-name="T1">Intelli</text:span><text:line-break/><text:span text:style-name="T1">genzen können nur</text:span> <text:span text:style-name="T1">verbunden</text:span> <text:span text:style-name="T1">werden, indem sie sich den Ge</text:span><text:line-break/><text:span text:style-name="T1">setzen der M aterie unterwerfen. Die jeder Intelligenz eigene</text:span><text:line-break/><text:span text:style-name="T1">freie Um kreisung des abwesenden Sterns der Wahrheit, der fer</text:span><text:line-break/><text:span text:style-name="T1">ne Flug der freien K om m unikation auf den Flügeln des W or</text:span><text:line-break/><text:span text:style-name="T1">tes, sie werden behindert, abgelenkt von der universellen Gra</text:span><text:line-break/><text:span text:style-name="T1">vitation auf das Zentrum des materiellen Universums hin. Es</text:span><text:line-break/><text:span text:style-name="T1">ist, als ob die Intelligenz in einer dualen Welt leben würde. Und</text:span><text:line-break/><text:span text:style-name="T1">vielleicht muss man der Hypothese der Manichäer ein wenig</text:span><text:line-break/><text:span text:style-name="T1">Glauben schenken: Sie sahen in der Schöpfung eine Unordnung</text:span><text:line-break/><text:span text:style-name="T1">und sie erklärten sie durch den W ettstreit zweier Intelligenzen.</text:span><text:line-break/><text:span text:style-name="T1">Es gibt nicht einfach ein Prinzip des Guten und ein Prinzip</text:span><text:line-break/><text:span text:style-name="T1">des Bösen. N u r machen, grundsätzlicher gedacht, zwei intelli</text:span><text:line-break/><text:span text:style-name="T1">gente Prinzipien nicht</text:span> <text:span text:style-name="T1">eine</text:span> <text:span text:style-name="T1">intelligente Schöpfung aus. Zur sel</text:span><text:line-break/><text:span text:style-name="T1">ben Zeit, als der Vicomte de Bonald die Restauration der gött</text:span><text:line-break/><text:span text:style-name="T1">lichen Intelligenz, der O rdnungskraft der Sprache und der</text:span><text:line-break/><text:span text:style-name="T1">menschlichen Gesellschaft, proklamierte, waren einige Män</text:span><text:line-break/><text:span text:style-name="T1">ner des Fortschritts versucht, dagegen die Hypothesen der Hä</text:span><text:line-break/><text:span text:style-name="T1">retiker und M anichäer aufzurufen. Sie verglichen die Macht</text:span><text:line-break/><text:span text:style-name="T1">der Intelligenz, die von den Gelehrten und den Erfindern an</text:span><text:line-break/><text:span text:style-name="T1">den Tag gelegt wird, m it den Sophismen und den Tum ulten</text:span><text:line-break/><text:span text:style-name="T1">der beratenden Versammlungen, und wollten darin die W ir</text:span><text:line-break/><text:span text:style-name="T1">kung von zwei entgegengesetzten Prinzipien sehen. So ist es</text:span><text:line-break/><text:span text:style-name="T1">für Jerem y Bentham und für seinen Schüler James Mill, die</text:span><text:line-break/><text:soft-page-break/><text:span text:style-name="T1">Zeugen der Verrücktheit der englischen konservativen Versam</text:span><text:line-break/><text:span text:style-name="T1">mlungen sind, wie für Joseph Jacotot, Zeuge der V errücktheit</text:span><text:line-break/><text:span text:style-name="T1">der französischen revolutionären Versammlungen.</text:span><text:line-break/><text:span text:style-name="T1">93</text:span></text:p>
      <text:p text:style-name="P1"><text:span text:style-name="T1">Aber beschuldigen w ir die fehlende G ottheit nicht zu früh</text:span><text:line-break/><text:span text:style-name="T1">und entschuldigen wir die Protagonisten dieser Verrückthei</text:span><text:line-break/><text:span text:style-name="T1">ten nicht zu leichtfertig. Vielleicht muss man lediglich die Hy</text:span><text:line-break/><text:span text:style-name="T1">pothese vereinfachen: Die G ottheit ist einfach, es ist das Ge</text:span><text:line-break/><text:span text:style-name="T1">schöpf, das zweifaltig ist. Die G ottheit hat dem Geschöpf ei</text:span><text:line-break/><text:span text:style-name="T1">nen Willen und eine Intelligenz gegeben, um auf die Bedürf</text:span><text:line-break/><text:span text:style-name="T1">nisse seiner Existenz zu antw orten. Sie hat sie den Individuen,</text:span><text:line-break/><text:span text:style-name="T1">nicht der Gattung gegeben. Die G attung braucht weder den</text:span><text:line-break/><text:span text:style-name="T1">einen noch die andere. Sie braucht nicht auf ihre Erhaltung zu</text:span><text:line-break/><text:span text:style-name="T1">schauen. Es sind die Individuen, die sie erhalten. Nur sie ha</text:span><text:line-break/><text:span text:style-name="T1">ben einen vernünftigen Willen nötig, um die Intelligenz, die</text:span><text:line-break/><text:span text:style-name="T1">in seinem Dienste steht, frei zu leiten. Man hat hingegen keine</text:span><text:line-break/><text:span text:style-name="T1">Vernunft von der gesellschaftlichen Gesamtheit zu erwarten.</text:span><text:line-break/><text:span text:style-name="T1">Sie ist, weil sie ist, das ist alles. U nd sie kann nur willkürlich</text:span><text:line-break/><text:span text:style-name="T1">sein. Es gibt, das wissen wir, einen Fall, in welchem sie in der</text:span><text:line-break/><text:span text:style-name="T1">N atur gegründet sein hätte können: im Fall der Ungleichheit</text:span><text:line-break/><text:span text:style-name="T1">der Intelligenzen. In diesem Fall, so haben wir gesehen, wäre</text:span><text:line-break/><text:span text:style-name="T1">die gesellschaftliche O rdnung natürlich. „Die menschlichen</text:span><text:line-break/><text:span text:style-name="T1">Gesetze, die Gesetze der Ü bereinkunft, wären nicht nötig, um</text:span><text:line-break/><text:span text:style-name="T1">sie zu erhalten. Der Gehorsam gegenüber diesen Gesetzen wäre</text:span><text:line-break/><text:span text:style-name="T1">weder eine Pflicht noch eine Tugend; er leitete sich von der</text:span><text:line-break/><text:span text:style-name="T1">überlegenen Intelligenz der Kadis und der Janitscharen ab und</text:span><text:line-break/><text:span text:style-name="T1">diese Gattung würde aus demselben G rund befehlen, aus dem</text:span><text:line-break/><text:span text:style-name="T1">der Mensch über die Tiere herrscht.“67</text:span><text:line-break/><text:span text:style-name="T1">Wir sehen genau, dass dem nicht so ist. Also kann nur die</text:span><text:line-break/><text:span text:style-name="T1">Konvention in der sozialen O rdnung herrschen. Aber ist die</text:span><text:line-break/><text:span text:style-name="T1">Konvention notwendig unvernünftig? W ir haben gesehen, dass</text:span><text:line-break/><text:span text:style-name="T1">die Willkür der Sprache nichts gegen die Vernünftigkeit der</text:span><text:line-break/><text:span text:style-name="T1">Kommunikation ausrichten konnte. Man könnte sich daher</text:span><text:line-break/><text:span text:style-name="T1">eine andere Hypothese vorstellen: diejenige, nach der jeder der</text:span><text:line-break/><text:span text:style-name="T1">individuellen Willen, die das Menschengeschlecht ausmachen,</text:span><text:line-break/><text:span text:style-name="T1">vernünftig wäre. In diesem Fall wäre es ganz so, als ob das Men</text:span><text:line-break/><text:span text:style-name="T1">schengeschlecht selbst vernünftig wäre. Die Willen würden sich</text:span><text:line-break/><text:span text:style-name="T1">harmonisieren und die menschlichen Versammlungen würden</text:span><text:line-break/><text:span text:style-name="T1">einer geraden Linie folgen, ohne Erschütterung, ohne Abwei</text:span><text:line-break/><text:span text:style-name="T1">chung, ohne Verirrung. Aber wie vereint man eine derartige</text:span><text:line-break/><text:span text:style-name="T1">U niform ität mit der Freiheit der individuellen Willen, von</text:span><text:line-break/><text:span text:style-name="T1">94</text:span></text:p>
      <text:p text:style-name="P1"><text:span text:style-name="T1">denen jeder einzelne, wie es ihm gefällt, von der Vernunft Ge</text:span><text:line-break/><text:span text:style-name="T1">brauch machen kann oder auch nicht? „Das M oment der Ver</text:span><text:line-break/><text:span text:style-name="T1">nunft für ein Korpuskel ist nicht dasselbe wie für die benach</text:span><text:line-break/><text:span text:style-name="T1">barten Atome. Es gibt, zu einem gegebenen Zeitpunkt, immer</text:span><text:line-break/><text:span text:style-name="T1">Vernunft, Unüberlegtheit, Leidenschaft, Ruhe, Aufmerksam</text:span><text:line-break/><text:span text:style-name="T1">keit, Wachen, Schlaf, Bewegungen in alle Richtungen;</text:span> <text:span text:style-name="T1">folglich</text:span> <text:span text:style-name="T1">ist</text:span><text:line-break/><text:span text:style-name="T1">zu einem gegebenen Zeitpunkt eine Korporation, eine N ati</text:span><text:line-break/><text:span text:style-name="T1">on, eine Gattung, ein Geschlecht zugleich in der Vernunft und</text:span><text:line-break/><text:span text:style-name="T1">in der Unvernunft, und das Resultat hängt nicht vom Willen</text:span><text:line-break/><text:span text:style-name="T1">dieser Masse ab.</text:span> <text:span text:style-name="T1">Folglich: Weil jeder Mensch frei ist, ist eine Ver</text:span><text:line-break/><text:span text:style-name="T1">einigung von Menschen nicht frei.“68</text:span><text:line-break/><text:span text:style-name="T1">Der Gründer hat seine</text:span> <text:span text:style-name="T1">folglich</text:span> <text:span text:style-name="T1">unterstrichen: Es ist keine un</text:span><text:line-break/><text:span text:style-name="T1">bestreitbare W ahrheit, was er uns entwickelt, es ist eine An</text:span><text:line-break/><text:span text:style-name="T1">nahme, ein Abenteuer seines Geistes, das er aufgrund von Tat</text:span><text:line-break/><text:span text:style-name="T1">sachen, die er beobachtet hat, erzählt. Wir haben bereits gese</text:span><text:line-break/><text:span text:style-name="T1">hen, dass der Geist, die Allianz von Willen und Intelligenz, zwei</text:span><text:line-break/><text:span text:style-name="T1">grundsätzliche Weisen kennt, die Aufmerksamkeit und die U n</text:span><text:line-break/><text:span text:style-name="T1">aufmerksamkeit. Es genügt, dass es Unaufmerksamkeit gibt,</text:span><text:line-break/><text:span text:style-name="T1">dass die Intelligenz sich gehen lässt, dass sie von der Schwer</text:span><text:line-break/><text:span text:style-name="T1">kraft der Materie fortgerissen wird. So erklären gewisse Phi</text:span><text:line-break/><text:span text:style-name="T1">losophen und Theologen die Ursünde zu einer einfachen U n</text:span><text:line-break/><text:span text:style-name="T1">aufmerksamkeit. In diesem Sinne können wir mit ihnen sagen,</text:span><text:line-break/><text:span text:style-name="T1">dass das Böse nur Abwesenheit ist. Aber wir wissen auch, dass</text:span><text:line-break/><text:span text:style-name="T1">diese Abwesenheit eine Weigerung ist. Der Unaufmerksame</text:span><text:line-break/><text:span text:style-name="T1">sieht nicht, wieso</text:span> <text:span text:style-name="T1">er aufmerksam sein sollte. Die Unaufmerksam</text:span><text:line-break/><text:span text:style-name="T1">keit ist zuallererst Faulheit, Verlangen, sich der Anstrengung</text:span><text:line-break/><text:span text:style-name="T1">zu entziehen. Aber die Faulheit selbst ist nicht die Trägheit des</text:span><text:line-break/><text:span text:style-name="T1">Fleisches, sondern sie ist die Tätigkeit eines Geistes, der seine</text:span><text:line-break/><text:span text:style-name="T1">eigene Macht verachtet. Die vernünftige Kommunikation ist</text:span><text:line-break/><text:span text:style-name="T1">auf der Gleichheit zwischen der Selbstschätzung und der Schät</text:span><text:line-break/><text:span text:style-name="T1">zung der anderen gegründet. Sie arbeitet mit der fortlaufen</text:span><text:line-break/><text:span text:style-name="T1">den Verifizierung dieser Gleichheit. Die Faulheit, die die In</text:span><text:line-break/><text:span text:style-name="T1">telligenzen der materiellen Schwerkraft überlässt, hat die Ver</text:span><text:line-break/><text:span text:style-name="T1">achtung zum Prinzip. Diese Verachtung versucht, sich als Be</text:span><text:line-break/><text:span text:style-name="T1">scheidenheit auszugeben:</text:span> <text:span text:style-name="T1">Ich kann nicht, sagt der Unwissende, der</text:span><text:line-break/><text:span text:style-name="T1">sich der Aufgabe zu lernen entziehen will. W ir wissen aus Er</text:span><text:line-break/><text:span text:style-name="T1">fahrung, was diese Bescheidenheit bedeutet. Die Verachtung</text:span><text:line-break/><text:span text:style-name="T1">95</text:span></text:p>
      <text:p text:style-name="P1"><text:span text:style-name="T1">seiner selbst ist immer genauso Verachtung der anderen.</text:span> <text:span text:style-name="T1">Ich kann</text:span><text:line-break/><text:span text:style-name="T1">nicht, sagt der Schüler, der seine Im provisation nicht dem Ur</text:span><text:line-break/><text:span text:style-name="T1">teil von seinesgleichen aussetzen will. Ich verstehe ihre Methode</text:span><text:line-break/><text:span text:style-name="T1">nicht, sagt der Gesprächspartner, ich bin nicht kompetent, ich</text:span><text:line-break/><text:span text:style-name="T1">kenne mich da nicht aus. Ihr versteht schnell, was er sagen will:</text:span><text:line-break/>„<text:span text:style-name="T1">Das hat keinen verständlichen Sinn, denn ich verstehe es nicht;</text:span><text:line-break/><text:span text:style-name="T1">ein Mann wie ich!“69 So geht es zu allen Zeiten und auf allen</text:span><text:line-break/><text:span text:style-name="T1">Ebenen der Gesellschaft zu. „Diese Wesen, die vorgeben, von</text:span><text:line-break/><text:span text:style-name="T1">der N atur benachteiligt zu sein, wollen nur Ausreden, um sich</text:span><text:line-break/><text:span text:style-name="T1">von dem Studium zu befreien, das ihnen missfällt, von der</text:span><text:line-break/><text:span text:style-name="T1">Übung, zu der sie keine Lust haben. W ollt ihr davon überzeugt</text:span><text:line-break/><text:span text:style-name="T1">sein? W artet einen M oment, lasst sie sprechen; hört ihnen bis</text:span><text:line-break/><text:span text:style-name="T1">zum Schluss zu. Nach der rhetorischen Vorsicht dieser beschei</text:span><text:line-break/><text:span text:style-name="T1">denen Person, die sagt, sie hätte keinen poetischen Geist, hört</text:span><text:line-break/><text:span text:style-name="T1">ihr, welch Festigkeit des Urteils sie sich zuspricht? Welche Klar-</text:span><text:line-break/><text:span text:style-name="T1">sichtigkeit sie auszeichnet! Nichts entgeht ihr: Wenn ihr sie lasst,</text:span><text:line-break/><text:span text:style-name="T1">vollzieht sich schließlich die Verwandlung; und schon ist die</text:span><text:line-break/><text:span text:style-name="T1">Bescheidenheit in Stolz verwandelt. Es gibt davon Beispiele aus</text:span><text:line-break/><text:span text:style-name="T1">jedem Dorf und aus jeder Stadt. Man erkennt die Überlegen</text:span><text:line-break/><text:span text:style-name="T1">heit des anderen in einem Bereich an, um sich die eigene in</text:span><text:line-break/><text:span text:style-name="T1">einem anderen Bereich anerkennen zu lassen, und es ist nicht</text:span><text:line-break/><text:span text:style-name="T1">schwer zu sehen, dass in der Folge des Gesprächs unsere Über</text:span><text:line-break/><text:span text:style-name="T1">legenheit in unseren Augen im m er damit endet, die höhere</text:span><text:line-break/><text:span text:style-name="T1">Überlegenheit zu sein.“70</text:span><text:line-break/><text:span text:style-name="T1">Die Leidenschaft der Ungleichheit</text:span><text:line-break/><text:span text:style-name="T1">Als Grund der Unaufmerksamkeit, die die Intelligenz sich der</text:span><text:line-break/><text:span text:style-name="T1">Macht der Materie fügen lässt, kann man also eine einzige Lei</text:span><text:line-break/><text:span text:style-name="T1">denschaft festmachen: die Verachtung, die Leidenschaft der Un</text:span><text:line-break/><text:soft-page-break/><text:span text:style-name="T1">gleichheit. Es ist nicht die Liebe zum Reichtum, noch zu ir</text:span><text:line-break/><text:span text:style-name="T1">gendeinem anderen Gut, die den W illen pervertiert, es ist das</text:span><text:line-break/><text:span text:style-name="T1">Bedürfnis, unter dem Zeichen der U ngleichheit zu denken.</text:span><text:line-break/><text:span text:style-name="T1">Hobbes hat darüber ein Gedicht verfasst, das</text:span> <text:span text:style-name="T1">aufmerksamer</text:span> <text:span text:style-name="T1">ist</text:span><text:line-break/><text:span text:style-name="T1">als jenes von Rousseau: Das gesellschaftliche Übel stammt nicht</text:span><text:line-break/><text:span text:style-name="T1">vom Ersten, dem es einfiel zu sagen: „Dies gehört mir“, es</text:span></text:p>
      <text:p text:style-name="P1"><text:span text:style-name="T1">kommt vom Ersten, dem es einfiel zu sagen „Du bist nicht</text:span><text:line-break/><text:span text:style-name="T1">meinesgleichen“. Die Ungleichheit ist nicht Folge von etwas,</text:span><text:line-break/><text:span text:style-name="T1">sie ist eine ursprüngliche Leidenschaft; oder, genauer gesagt,</text:span><text:line-break/><text:span text:style-name="T1">sie hat keinen anderen G rund als die Gleichheit. Die Leiden</text:span><text:line-break/><text:span text:style-name="T1">schaft der Ungleichheit ist der Taumel der Gleichheit, die Faul</text:span><text:line-break/><text:span text:style-name="T1">heit angesichts der unendlichen Aufgabe, die sie verlangt, die</text:span><text:line-break/><text:span text:style-name="T1">Furcht vor dem, was ein vernünftiges Wesen sich selbst schul</text:span><text:line-break/><text:span text:style-name="T1">det. Es ist einfacher, sich zu</text:span> <text:span text:style-name="T1">vergleichen, den gesellschaftlichen Aus</text:span><text:line-break/><text:span text:style-name="T1">tausch als Tauschhandel von Ruhm und Verachtung einzurich</text:span><text:line-break/><text:span text:style-name="T1">ten, wo jeder eine Überlegenheit erhält im Austausch gegen eine</text:span><text:line-break/><text:span text:style-name="T1">Unterlegenheit, die er bekennt. So mündet die Gleichheit der</text:span><text:line-break/><text:span text:style-name="T1">vernünftigen Wesen in die gesellschaftliche Ungleichheit. Um</text:span><text:line-break/><text:span text:style-name="T1">im Sprachbild der Kosmologie zu bleiben, werden wir sagen,</text:span><text:line-break/><text:span text:style-name="T1">dass es die Leidenschaft des</text:span> <text:span text:style-name="T1">Übergewichts</text:span> <text:span text:style-name="T1">ist, die den freien Wil</text:span><text:line-break/><text:span text:style-name="T1">len dem materiellen System der Schwerkraft unterworfen hat,</text:span><text:line-break/><text:span text:style-name="T1">die den Geist in die blinde Welt der Schwerkraft hat stürzen</text:span><text:line-break/><text:span text:style-name="T1">lassen. Die U nvernunft der Ungleichheit lässt das Individuum</text:span><text:line-break/><text:span text:style-name="T1">auf sich selbst, auf die unvergleichliche Immaterialität seines</text:span><text:line-break/><text:span text:style-name="T1">Wesens verzichten, und erzeugt die Anhäufung als Ergebnis</text:span><text:line-break/><text:span text:style-name="T1">und Herrschaft der kollektiven Fiktion. Die Liebe zum Herr</text:span><text:line-break/><text:span text:style-name="T1">schen zwingt die Menschen, sich voreinander in einer konven</text:span><text:line-break/><text:span text:style-name="T1">tionellen Ordnung zu schützen, die nicht vernünftig sein kann,</text:span><text:line-break/><text:span text:style-name="T1">weil sie nur in der Unvernunft eines jeden, aus dieser Unter</text:span><text:line-break/><text:span text:style-name="T1">werfung unter das Gesetz des Anderen besteht, das fatalerwei</text:span><text:line-break/><text:span text:style-name="T1">se die Begierde, ihm überlegen zu sein, erzeugt. „Dieses We</text:span><text:line-break/><text:span text:style-name="T1">sen unserer Vorstellung, das wir das Menschengeschlecht nen</text:span><text:line-break/><text:span text:style-name="T1">nen, setzt sich aus der Verrücktheit jedes Einzelnen von uns</text:span><text:line-break/><text:span text:style-name="T1">zusammen, ohne an unserer individuellen Weisheit teilzuha</text:span><text:line-break/><text:span text:style-name="T1">ben.“71</text:span><text:line-break/><text:span text:style-name="T1">Klagen wir also nicht die blinde Notwendigkeit an oder das</text:span><text:line-break/><text:span text:style-name="T1">unglückliche Schicksal der Seele, die in einen Körper aus Staub</text:span><text:line-break/><text:span text:style-name="T1">gefangen und der bösen G ottheit der Materie unterworfen ist.</text:span><text:line-break/><text:span text:style-name="T1">Weder gibt es eine böse G ottheit noch unheilvolle Masse noch</text:span><text:line-break/><text:span text:style-name="T1">radikal Böses. Es gibt nur diese Leidenschaft oder Fiktion der</text:span><text:line-break/><text:span text:style-name="T1">Ungleichheit, die ihre Konsequenzen entwickelt. Deshalb wird</text:span><text:line-break/><text:span text:style-name="T1">man die gesellschaftliche Unterwerfung auf zwei anscheinend</text:span><text:line-break/><text:span text:style-name="T1">gegensätzliche Weisen beschreiben können. Man wird sagen</text:span><text:line-break/><text:span text:style-name="T1">97</text:span></text:p>
      <text:p text:style-name="P1"><text:span text:style-name="T1">können, dass die soziale O rd n u n g einer unwiderruflichen</text:span><text:line-break/><text:span text:style-name="T1">materiellen N otw endigkeit unterw orfen ist, dass sie sich wie</text:span><text:line-break/><text:span text:style-name="T1">die Planeten nach den ewigen Gesetzen, die kein Individuum</text:span><text:line-break/><text:span text:style-name="T1">ändern kann, richtet. A ber m an w ird genauso auch sagen</text:span><text:line-break/><text:span text:style-name="T1">können, dass sie nur Fiktion ist. Alles, was Geschlecht, Gat</text:span><text:line-break/><text:span text:style-name="T1">tung, Korporation ist, hat keine W irklichkeit. N ur die Indi</text:span><text:line-break/><text:span text:style-name="T1">viduen sind wirklich, nur sie haben einen Willen und eine In</text:span><text:line-break/><text:span text:style-name="T1">telligenz, und die Gesamtheit der O rdnung, die sie dem Men</text:span><text:line-break/><text:span text:style-name="T1">schengeschlecht, den Gesetzen der Gesellschaft und den diver</text:span><text:line-break/><text:span text:style-name="T1">sen Obrigkeiten unterw irft, ist nur eine Schöpfung der Ein</text:span><text:line-break/><text:span text:style-name="T1">bildungskraft. Diese zwei Redensweisen laufen auf dasselbe hin</text:span><text:line-break/><text:span text:style-name="T1">aus: Es ist die Unvernunft jedes Einzelnen, die diese erdrük-</text:span><text:line-break/><text:span text:style-name="T1">kende Masse oder diese lächerliche Fiktion erschafft und im</text:span><text:line-break/><text:span text:style-name="T1">mer wieder von neuem erschafft, der jeder Bürger seinen Willen</text:span><text:line-break/><text:span text:style-name="T1">unterwerfen muss, aber der seine Intelligenz zu entziehen je</text:span><text:line-break/><text:span text:style-name="T1">der Mensch die Mittel hat. „Was w ir machen, was wir im Ge</text:span><text:line-break/><text:span text:style-name="T1">richt wie auf der Rednertribüne wie im Krieg sagen, ist durch</text:span><text:line-break/><text:span text:style-name="T1">Annahmen geregelt. Alles ist Fiktion: N u r das Bewusstsein und</text:span><text:line-break/><text:span text:style-name="T1">die Vernunft eines jeden von uns sind unveränderlich. Der</text:span><text:line-break/><text:span text:style-name="T1">Gesellschaftszustand ist übrigens auf diese Prinzipien gegrün</text:span><text:line-break/><text:span text:style-name="T1">det. Wenn der Mensch der V ernunft den Gesetzen, den Be</text:span><text:line-break/><text:span text:style-name="T1">amten gehorchen würde, wäre alles unnötig; aber die Leiden</text:span><text:line-break/><text:span text:style-name="T1">schaften reißen ihn fort, er wird dafür in erniedrigender Wei</text:span><text:line-break/><text:span text:style-name="T1">se bestraft. Jeder von uns ist gezwungen, bei einem Unterstüt</text:span><text:line-break/><text:span text:style-name="T1">zung gegen einen anderen zu suchen (...) Es ist offensichtlich,</text:span><text:line-break/><text:span text:style-name="T1">dass von dem M oment an, da die M enschen sich in einer Ge</text:span><text:line-break/><text:span text:style-name="T1">sellschaft vereinigen, um darin Schutz voreinander zu suchen,</text:span><text:line-break/><text:span text:style-name="T1">dieses gegenseitige Bedürfnis eine Entfrem dung der Vernunft</text:span><text:line-break/><text:span text:style-name="T1">ankündigt, die kein vernünftiges Resultat verspricht. Was kann</text:span><text:line-break/><text:span text:style-name="T1">die Gesellschaft anderes tun, als uns an den unglücklichen Zu</text:span><text:line-break/><text:span text:style-name="T1">stand zu ketten, zu dem w ir uns selbst verdammen!“72</text:span><text:line-break/><text:span text:style-name="T1">So ist die gesellschaftliche W elt nicht einfach die Welt der</text:span><text:line-break/><text:span text:style-name="T1">Nicht-Vernunft, sie ist die der U nvernunft, das heißt einer</text:span><text:line-break/><text:span text:style-name="T1">Aktivität des pervertierten Willens, der von einer Leidenschaft</text:span><text:line-break/><text:span text:style-name="T1">der Ungleichheit besessen ist. Fortlaufend reproduzieren die</text:span><text:line-break/><text:span text:style-name="T1">Individuen, indem sie sich durch den</text:span> <text:span text:style-name="T1">Vergleich</text:span> <text:span text:style-name="T1">aneinander</text:span> <text:span text:style-name="T1">binden,</text:span><text:line-break/><text:span text:style-name="T1">diese Unvernunft, diese Verdum m ung, die die Institutionen</text:span><text:line-break/><text:span text:style-name="T1">98</text:span></text:p>
      <text:p text:style-name="P1"><text:span text:style-name="T1">kodifizieren und die die Erklärenden in den Gehirnen verfesti</text:span><text:line-break/><text:span text:style-name="T1">gen. Diese Produktion der Unvernunft ist eine Arbeit, für die</text:span><text:line-break/><text:span text:style-name="T1">die Individuen ebenso viel Kunst und Intelligenz aufwenden,</text:span><text:line-break/><text:span text:style-name="T1">wie sie es für die vernünftige Kommunikation der Werke ih</text:span><text:line-break/><text:span text:style-name="T1">res Geistes tun würden. N u r ist diese Arbeit eine Trauerarbeit.</text:span><text:line-break/><text:span text:style-name="T1">Der Krieg ist das Gesetz der gesellschaftlichen Ordnung. Aber</text:span><text:line-break/><text:span text:style-name="T1">stellen wir uns unter diesem Namen des Krieges keine Fatali</text:span><text:line-break/><text:span text:style-name="T1">tät der materiellen Kräfte vor, keine Aufwiegelung von H or</text:span><text:line-break/><text:span text:style-name="T1">den, die von bestialischen Instinkten beherrscht sind. Der Krieg</text:span><text:line-break/><text:span text:style-name="T1">ist wie jedes menschliche Werk zuallererst ein Sprechakt. Aber</text:span><text:line-break/><text:span text:style-name="T1">dieses Sprechen lehnt diesen H of leuchtender Ideen des Rück</text:span><text:line-break/><text:span text:style-name="T1">übersetzers ab, der eine andere Intelligenz und einen anderen</text:span><text:line-break/><text:span text:style-name="T1">Diskurs hervorruft. Der Wille wird dabei nicht mehr ange</text:span><text:line-break/><text:span text:style-name="T1">strengt, um zu erraten und sich erraten zu lassen. Er nimmt</text:span><text:line-break/><text:span text:style-name="T1">sich das Schweigen, die Abwesenheit einer Antwort des ande</text:span><text:line-break/><text:span text:style-name="T1">ren, den Fall des Geistes in die materielle Anhäufung der Zu</text:span><text:line-break/><text:span text:style-name="T1">stimmung zum Ziel.</text:span><text:line-break/><text:span text:style-name="T1">Der pervertierte Wille hört nicht auf, die Intelligenz anzuwen</text:span><text:line-break/><text:span text:style-name="T1">den, aber er tut dies auf der Basis einer grundsätzlichen</text:span> <text:span text:style-name="T1">Unauf</text:span><text:line-break/><text:span text:style-name="T1">merksamkeit.</text:span> <text:span text:style-name="T1">Er gewöhnt die Intelligenz daran, nur das zu</text:span> <text:span text:style-name="T1">sehen</text:span><text:span text:style-name="T3">,</text:span><text:line-break/><text:span text:style-name="T1">was zum Übergewicht befähigt, was dazu dient, die Intelligenz</text:span><text:line-break/><text:span text:style-name="T1">des anderen zu annullieren. Das Universum der gesellschaftli</text:span><text:line-break/><text:span text:style-name="T1">chen Unvernunft setzt sich aus Willen, denen Intelligenzen die</text:span><text:line-break/><text:span text:style-name="T1">nen, zusammen. Aber jeder dieser Willen setzt sich zur Aufga</text:span><text:line-break/><text:span text:style-name="T1">be, einen anderen Willen zu zerstören, indem er eine andere In</text:span><text:line-break/><text:span text:style-name="T1">telligenz daran hindert zu sehen. Und wir wissen, dass dieses Re</text:span><text:line-break/><text:span text:style-name="T1">sultat nicht schwierig zu erreichen ist. Es genügt, die radikale</text:span><text:line-break/><text:soft-page-break/><text:span text:style-name="T1">Äußerlichkeit der Ordnung der Sprache in Bezug auf die O rd</text:span><text:line-break/><text:span text:style-name="T1">nung der Vernunft geltend zu machen. Diese Äußerlichkeit</text:span><text:line-break/><text:span text:style-name="T1">kontrollierte der vernünftige Wille, der von seiner entfernten</text:span><text:line-break/><text:span text:style-name="T1">Verbindung zur W ahrheit und von seinem Willen, zu seines</text:span><text:line-break/><text:span text:style-name="T1">gleichen zu sprechen, geleitet wird, und er erfasste sie durch die</text:span><text:line-break/><text:span text:style-name="T1">Kraft der Aufmerksamkeit. Der unaufmerksame Wille, der den</text:span><text:line-break/><text:span text:style-name="T1">Weg der Gleichheit verlassen hat, wird sie auf entgegengesetz</text:span><text:line-break/><text:span text:style-name="T1">te, auf rhetorische Weise nutzen, um die Anhäufung der Gei</text:span><text:line-break/><text:span text:style-name="T1">ster, ihren Fall ins Universum der materiellen Anziehung zu be</text:span><text:line-break/><text:span text:style-name="T1">schleunigen.</text:span><text:line-break/><text:span text:style-name="T1">99</text:span> </text:p>
      <text:p text:style-name="P1"><text:span text:style-name="T1">ger feurig als sein Freund ist, besteht auf dieser vernünftigen<text:line-break/>Hoffnung, die die Entwicklung der Moral derjenigen der Natur<text:line-break/>wissenschaften angleichen möchte. „Gibt es nicht in der Moral<text:line-break/>wie in der Physik Irrtüm er, die die Philosophie verschwinden<text:line-break/>lässt? (...) Es ist möglich, die falschen Argumente so zu dis<text:line-break/>kreditieren, dass sie nicht m ehr wagen, sich zu zeigen. Ich<text:line-break/>will hier als Beweis nur die selbst in England so lange in Ehren<text:line-break/>gehaltene D oktrin vom göttlichen Recht der Könige und vom<text:line-break/>passiven Gehorsam der Völker anführen.“74<text:line-break/>Es ist somit möglich, im Theater der Politik selbst die Prin<text:line-break/>zipien der uneigennützigen Vernunft den Sophismen der Pri<text:line-break/>vatinteressen entgegenzustellen. Das verlangt nach einer Kultur<text:line-break/>der Vernunft, die die Genauigkeit ihrer Bezeichnungen jenen<text:line-break/>Analogien, Metaphern und Allegorien entgegensetzt, die in den<text:line-break/>Bereich der Politik eingedrungen sind, Wesen aus W örtern<text:line-break/>geschaffen, absurde Argum entationen mit Hilfe dieser W ör<text:line-break/>ter geschmiedet und somit den Schleier des Vorurteils über die<text:line-break/>Wahrheit geworfen haben. So „hat der figürliche Ausdruck des<text:line-break/>politischen Körpers eine große Anzahl falscher und bizarrer Vor<text:line-break/>stellungen produziert. Eine nur auf M etaphern gegründete<text:line-break/>Analogie hat als Ausgangsbasis für angebliche Argumente ge<text:line-break/>dient, und die Poesie ist in den Herrschaftsbereich der Vernunft<text:line-break/>eingedrungen.“75 Es ist möglich, diese figürliche Sprache, diese<text:line-break/>Sprache der Religion und der Poesie, deren Figürlichkeit dem<text:line-break/>unvernünftigen Interesse all seine Verkleidungen erlaubt, einer<text:line-break/>wahren Sprache zun konfrontieren, in der die W örter genau<text:line-break/>mit den Ideen übereinstimmen.<text:line-break/>Jacotot lehnt einen derartigen Optimismus ab. Es gibt keine<text:line-break/>Sprache der Vernunft. Es gibt nur eine Kontrolle der Vernunft<text:line-break/>über die Intention zu sprechen. Die poetische Sprache, die sich<text:line-break/>als solche versteht, befindet sich nicht im Widerspruch zur Ver<text:line-break/>nunft. Im Gegenteil, sie erinnert jedes sprechende Subjekt dar<text:line-break/>an, die Erzählung der Abenteuer seines Geistes nicht für die<text:line-break/>Stimme der W ahrheit zu halten. Jedes sprechende Subjekt ist<text:line-break/>der Dichter seiner selbst wie der Dinge. Zur Perversion kom m t<text:line-break/>es, wenn diese D ichtung sich für etwas anderes als ein Gedicht<text:line-break/>ausgibt, wenn es sich als W ahrheit durchsetzen will und zur<text:line-break/>101</text:span></text:p>
      <text:p text:style-name="P1"><text:span text:style-name="T1">Tat zwingt. Die R hetorik ist eine pervertierte Poetik. Das be</text:span><text:line-break/><text:span text:style-name="T1">deutet auch, dass man in der Gesellschaft nicht aus der Fiktion</text:span><text:line-break/><text:span text:style-name="T1">heraustreten kann. Die M etapher hängt m it der ursprünglichen</text:span><text:line-break/><text:span text:style-name="T1">Abdankung der V ernunft zusammen. D er politische Körper</text:span><text:line-break/><text:span text:style-name="T1">ist eine Fiktion, aber eine Fiktion ist kein figürlicher Ausdruck,</text:span><text:line-break/><text:span text:style-name="T1">dem man eine exakte Definition der gesellschaftlichen Verei</text:span><text:line-break/><text:span text:style-name="T1">nigung entgegensetzen könnte. Es gibt wohl eine Logik der</text:span><text:line-break/><text:span text:style-name="T1">Körper, der sich niemand</text:span> <text:span text:style-name="T1">als politisches Subjekt</text:span> <text:span text:style-name="T1">entziehen kann.</text:span><text:line-break/><text:span text:style-name="T1">Der Mensch kann vernünftig sein, der Bürger kann es nicht.</text:span><text:line-break/><text:span text:style-name="T1">Es gibt keine vernünftige Rhetorik, keinen vernünftigen poli</text:span><text:line-break/><text:span text:style-name="T1">tischen Diskurs.</text:span><text:line-break/><text:span text:style-name="T1">Die Rhetorik, hatten wir gesagt, hat zu ihrem Prinzip den</text:span><text:line-break/><text:span text:style-name="T1">Krieg. Man sucht dabei nicht das Verständnis, nur die Vernich</text:span><text:line-break/><text:span text:style-name="T1">tung der gegnerischen Vernunft. Die R hetorik ist eine Rede,</text:span><text:line-break/><text:span text:style-name="T1">die gegen die poetische Verfasstheit des sprechenden Wesens</text:span><text:line-break/><text:span text:style-name="T1">revoltiert. Sie spricht, um schweigen zu machen.</text:span> <text:span text:style-name="T1">Du wirst nicht</text:span><text:line-break/><text:span text:style-name="T1">mehr sprechen, du wirst nicht mehr denken, du wirst tun, was ich sage, das ist</text:span><text:line-break/><text:span text:style-name="T1">ihr Programm. Ihre W irksamkeit im pliziert ihre eigene Auf</text:span><text:line-break/><text:span text:style-name="T1">hebung. Die Vernunft befiehlt, im m er zu sprechen, die rhe</text:span><text:line-break/><text:span text:style-name="T1">torische U nvernunft spricht nur, um</text:span> <text:span text:style-name="T1">den Augenblick des</text:span><text:line-break/><text:span text:style-name="T1">Schweigens zu erreichen. D er M om ent der Tat, sagt man ger</text:span><text:line-break/><text:span text:style-name="T1">ne, zu Ehren dessen, der das W ort zur Tat macht. Aber dieser</text:span><text:line-break/><text:span text:style-name="T1">Augenblick ist wohl eher einer des Mangels an Tätigkeit, der</text:span><text:line-break/><text:span text:style-name="T1">abwesenden Intelligenz, des gebeugten Willens der alleinig dem</text:span><text:line-break/><text:span text:style-name="T1">Gesetz der Schwerkraft unterw orfenen Menschen. „Die Erfol</text:span><text:line-break/><text:span text:style-name="T1">ge des Redners sind das W erk des Augenblicks; er erzwingt ein</text:span><text:line-break/><text:span text:style-name="T1">Dekret, wie er eine Festung erobert (...) Die Länge der Satz</text:span><text:line-break/><text:span text:style-name="T1">gefüge, die literarische O rdnung, die Eleganz, all diese stilisti</text:span><text:line-break/><text:span text:style-name="T1">schen Dinge machen nicht die Q ualität eines solchen Diskur</text:span><text:line-break/><text:span text:style-name="T1">ses aus. Es ist ein Satz, ein W ort, m anchm al ein Akzent, eine</text:span><text:line-break/><text:span text:style-name="T1">Geste, die dieses verschlafene Volk aufgeweckt und diese Masse</text:span><text:line-break/><text:span text:style-name="T1">aufgestachelt hat, die ihres eigenen Gewichts wegen immer zur</text:span><text:line-break/><text:span text:style-name="T1">Trägheit neigt. Solange Manlius auf den C apitol zeigen konn</text:span><text:line-break/><text:span text:style-name="T1">te, rettete ihn diese Geste. Sobald P hokion die Gelegenheit</text:span><text:line-break/><text:span text:style-name="T1">ergreifen konnte, einen Satz zu sagen, w ar Demosthenes ge</text:span><text:line-break/><text:span text:style-name="T1">schlagen. Mirabeau hatte es verstanden, er dirigierte seine Be</text:span><text:line-break/><text:span text:style-name="T1">wegungen, er befahl Ruhe durch Sätze und durch Worte; man</text:span><text:line-break/><text:span text:style-name="T1">102</text:span></text:p>
      <text:p text:style-name="P1"><text:span text:style-name="T1">antwortete ihm in drei Punkten, er erwiderte, er diskutierte</text:span><text:line-break/><text:span text:style-name="T1">sogar lange, um Schritt für Schritt die Stimmung zu ändern;</text:span><text:line-break/><text:span text:style-name="T1">dann ließ er plötzlich die parlam entarischen G ew ohnheiten</text:span><text:line-break/><text:span text:style-name="T1">außer Acht und schloss die Diskussion m it einem W ort. Wie</text:span><text:line-break/><text:span text:style-name="T1">lange auch im m er die Rede eines Redners sei, es sind nicht die</text:span><text:line-break/><text:span text:style-name="T1">se Entwicklungen, die den Sieg bringen: D er kleinste Gegner</text:span><text:line-break/><text:span text:style-name="T1">wird Halbsätzen Halbsätze, Entwicklungen Entwicklungen ent</text:span><text:line-break/><text:span text:style-name="T1">gegenhalten. D er Redner ist derjenige, der trium phiert; es ist</text:span><text:line-break/><text:span text:style-name="T1">derjenige, der das W ort, den Satz ausgesprochen hat, der die</text:span><text:line-break/><text:span text:style-name="T1">Waagschale zu seinen G unsten sich neigen lässt.“76</text:span><text:line-break/><text:span text:style-name="T1">Man sieht, dass sich diese Überlegenheit selbst verurteilt: Sie</text:span><text:line-break/><text:span text:style-name="T1">ist diejenige der Schwerkraft. D er überlegene Mensch, der be</text:span><text:line-break/><text:span text:style-name="T1">wirkt, dass die Waagschale sich neigt, wird immer derjenige</text:span><text:line-break/><text:span text:style-name="T1">sein, der die genaueste A hnung davon hat, wann und wie sie</text:span><text:line-break/><text:span text:style-name="T1">sich neigen wird. Derjenige, der die anderen sich am tiefsten</text:span><text:line-break/><text:span text:style-name="T1">beugen lässt, ist derjenige, der sich selbst am tiefsten beugt.</text:span><text:line-break/><text:span text:style-name="T1">Indem er sich seiner eigenen U nvernunft unterwirft, lässt er</text:span><text:line-break/><text:span text:style-name="T1">die Unvernunft der Masse trium phieren. Sokrates lehrte be</text:span><text:line-break/><text:span text:style-name="T1">reits Alkibiades wie Kallikles: W er H err des Volkes sein will,</text:span><text:line-break/><text:span text:style-name="T1">ist gezwungen, sein Sklave zu sein. Alkibiades kann sich über</text:span><text:line-break/><text:span text:style-name="T1">die dümmliche Person eines Schusters, den er in seiner Bude</text:span><text:line-break/><text:span text:style-name="T1">sieht, lustig m achen und boshaft über die D um m heit</text:span> <text:span text:style-name="T1">solcher</text:span><text:line-break/><text:soft-page-break/><text:span text:style-name="T1">Leute da</text:span> <text:span text:style-name="T1">reden, der Philosoph wird sich begnügen, ihm zu ent</text:span><text:line-break/><text:span text:style-name="T1">gegnen: „Warum sind Sie nicht m ehr so entspannt, wenn Sie</text:span><text:line-break/><text:span text:style-name="T1">vor solchen Leuten da reden müssen?“77</text:span><text:line-break/><text:span text:style-name="T1">Die niedrigen Höheren</text:span><text:line-break/><text:span text:style-name="T1">Das war früher so, w ird der höhere Geist sagen, der an die ern</text:span><text:line-break/><text:span text:style-name="T1">sten Reden in den Zensusversammlungen gewöhnt ist; das galt</text:span><text:line-break/><text:span text:style-name="T1">für diese demagogischen Versammlungen, die sich aus dem Ab</text:span><text:line-break/><text:span text:style-name="T1">schaum des Volkes zusammensetzten und sich, beeinflussbar</text:span><text:line-break/><text:span text:style-name="T1">wie sie waren, einmal Demosthenes und dann wieder Aischines</text:span><text:line-break/><text:span text:style-name="T1">zuwandten. Besehen w ir die Dinge jedoch näher. Diese</text:span> <text:span text:style-name="T1">Dumm</text:span><text:line-break/><text:span text:style-name="T1">heit, die das athenische Volk dem Aischines und kurz darauf</text:span><text:line-break/><text:span text:style-name="T1">dem Dem osthenes zutreibt, hat einen genau bestim m baren</text:span><text:line-break/><text:span text:style-name="T1">103</text:span></text:p>
      <text:p text:style-name="P1"><text:span text:style-name="T1">Inhalt. Was es abwechselnd dem einen oder dem anderen ge</text:span><text:line-break/><text:span text:style-name="T1">genüber nachgiebig macht, ist nicht seine Unwissenheit oder</text:span><text:line-break/><text:span text:style-name="T1">seine Charakterlosigkeit. D er eine oder der andere versteht es</text:span><text:line-break/><text:span text:style-name="T1">am besten, in diesem M om ent die spezifische Dummheit der</text:span><text:line-break/><text:span text:style-name="T1">A thener zu verkörpern: das G efühl ihrer offensichtlichen</text:span><text:line-break/><text:span text:style-name="T1">Überlegenheit über das dum me Volk der Thebaner. Kurz, der</text:span><text:line-break/><text:span text:style-name="T1">Antrieb, mit dem man die Massen bewegt, ist derselbe, der die</text:span><text:line-break/><text:span text:style-name="T1">höheren Geister belebt, ist derselbe, der die Gesellschaft um</text:span><text:line-break/><text:span text:style-name="T1">sich selbst drehen lässt, von Generation zu Generation: das Ge</text:span><text:line-break/><text:span text:style-name="T1">fühl der Ungleichheit der Intelligenzen - dieses Gefühl, das die</text:span><text:line-break/><text:span text:style-name="T1">höheren Geister auszeichnet, nur um sie einem universellen</text:span><text:line-break/><text:span text:style-name="T1">Glauben anhängen zu lassen. H eute noch gilt, dass das, was es</text:span><text:line-break/><text:span text:style-name="T1">dem Denker erlaubt, den Arbeiter zu verachten, das ist, was</text:span><text:line-break/><text:span text:style-name="T1">den Arbeiter den Bauern verachten lässt, den Bauern seine Frau,</text:span><text:line-break/><text:span text:style-name="T1">seine Frau die Frau des N achbarn und so fort ins Unendliche.</text:span><text:line-break/><text:span text:style-name="T1">Die gesellschaftliche U nvernunft wird zusammengefasst in der</text:span><text:line-break/><text:span text:style-name="T1">Formel, die man das Paradox der</text:span> <text:span text:style-name="T1">niedrigen Höheren</text:span> <text:span text:style-name="T1">nennen könn</text:span><text:line-break/><text:span text:style-name="T1">te: Jeder ist darin demjenigen unterworfen, den er sich als nied</text:span><text:line-break/><text:span text:style-name="T1">riger vorstellt, dem Gesetz der Masse unterw orfen gerade</text:span><text:line-break/><text:span text:style-name="T1">durch seine Anmaßung, sich von ihr zu unterscheiden.</text:span><text:line-break/><text:span text:style-name="T1">Stellen wir also diesen demagogischen Versammlungen nicht</text:span><text:line-break/><text:span text:style-name="T1">die ab wägende Ausgeglichenheit der Versammlungen ernster</text:span><text:line-break/><text:span text:style-name="T1">und respektabler W ürdenträger gegenüber. Überall, wo sich</text:span><text:line-break/><text:span text:style-name="T1">Menschen auf der Basis ihrer Überlegenheit zusammenfinden,</text:span><text:line-break/><text:span text:style-name="T1">liefern sie sich dem Gesetz der materiellen Massen aus. Eine</text:span><text:line-break/><text:span text:style-name="T1">oligarchische Versammlung, eine Vereinigung von „Ehrenmän</text:span><text:line-break/><text:span text:style-name="T1">nern“ oder von „Kapazitäten“ w ird also noch unfehlbarer dem</text:span><text:line-break/><text:span text:style-name="T1">dummen Gesetz der Materie gehorchen als eine demokratische</text:span><text:line-break/><text:span text:style-name="T1">Versammlung. „Ein Senat hat eine bestimm te Gangart, die er</text:span><text:line-break/><text:span text:style-name="T1">nicht selbst ändern kann, und der Redner, der die Mitglieder</text:span><text:line-break/><text:span text:style-name="T1">des Senats dazu bringt, ihm zu folgen, übertrum pft immer alle</text:span><text:line-break/><text:span text:style-name="T1">anderen.“78Appius Claudius, der M ann der absoluten Gegner</text:span><text:line-break/><text:span text:style-name="T1">schaft gegenüber jeder Bitte des Plebs, w ar der Senatsredner</text:span><text:line-break/><text:span text:style-name="T1">par excellence, weil er besser als alle anderen die Unbeugsam-</text:span><text:line-break/><text:span text:style-name="T1">keit der Bewegung begriffen hatte, die die Köpfe der römischen</text:span><text:line-break/><text:span text:style-name="T1">Elite in „ihre“ Richtung drängte. Seine rhetorische Maschine,</text:span><text:line-break/><text:span text:style-name="T1">die Maschine der höheren Menschen, geriet, wie man weiß, nur</text:span><text:line-break/><text:span text:style-name="T1">104</text:span></text:p>
      <text:p text:style-name="P1"><text:span text:style-name="T1">einmal ins Stottern: an dem Tag, als die Plebejer sich auf dem</text:span><text:line-break/><text:span text:style-name="T1">Aventin versam melten. A n diesem Tag bedurfte es, um die</text:span><text:line-break/><text:span text:style-name="T1">Lage zu retten, eines V errückten, das heißt eines vernünftigen</text:span><text:line-break/><text:span text:style-name="T1">Menschen, der fähig w ar zu dieser einem Appius Claudius un</text:span><text:line-break/><text:span text:style-name="T1">möglichen und unverständlichen Extravaganz: zu den Plebe</text:span><text:line-break/><text:span text:style-name="T1">jern zu gehen, um ihnen zuzuhören, und damit voraussetzend,</text:span><text:line-break/><text:span text:style-name="T1">dass ihr M und vernünftige Laute und nicht bloß Lärm pro</text:span><text:line-break/><text:span text:style-name="T1">duzierte; mit ihnen zu reden, und damit annehmend, dass sie</text:span><text:line-break/><text:span text:style-name="T1">die Intelligenz hätten, die W orte der höheren Geister zu ver</text:span><text:line-break/><text:span text:style-name="T1">stehen; kurz, sie als gleichfalls vernünftige Wesen anzusehen.</text:span><text:line-break/><text:span text:style-name="T1">Die Lehrfabel vom Aventin verweist auf das Paradox der Fik</text:span><text:line-break/><text:span text:style-name="T1">tion der Ungleichheit: Die gesellschaftliche Ungleichheit ist nur</text:span><text:line-break/><text:span text:style-name="T1">auf der Grundlage der ursprünglichen Gleichheit der Intelli</text:span><text:line-break/><text:span text:style-name="T1">genzen denkbar und möglich. Die Ungleichheit kann sich nicht</text:span><text:line-break/><text:span text:style-name="T1">selbst denken. U m sonst rät selbst Sokrates dem Kallikles, um</text:span><text:line-break/><text:span text:style-name="T1">den Herren-Sklaven-Zirkel zu verlassen, die wahre Gleichheit,</text:span><text:line-break/><text:span text:style-name="T1">die Verhältnis ist, zu erlernen und somit in den Kreis derer</text:span><text:line-break/><text:span text:style-name="T1">einzutreten, die die Gerechtigkeit von der Geometrie her den</text:span><text:line-break/><text:span text:style-name="T1">ken. Überall, wo es Kasten gibt, liefert der „Höhere“ seine Ver</text:span><text:line-break/><text:span text:style-name="T1">nunft dem Gesetz des N iedrigeren aus. Eine Versammlung</text:span><text:line-break/><text:span text:style-name="T1">von Philosophen ist ein träger Körper, der sich um die Achse</text:span><text:line-break/><text:span text:style-name="T1">seiner eigenen U nvernunft, der U nvernunft von allen dreht.</text:span><text:line-break/><text:span text:style-name="T1">Umsonst versucht die Gesellschaft der Ungleichheit, sich selbst</text:span><text:line-break/><text:span text:style-name="T1">zu verstehen, sich natürliche Grundlagen zu geben. Gerade weil</text:span><text:line-break/><text:span text:style-name="T1">es keinen natürlichen G rund der Herrschaft gibt, herrscht die</text:span><text:line-break/><text:span text:style-name="T1">Konvention, und sie herrscht absolut. Diejenigen, die die H err</text:span><text:line-break/><text:span text:style-name="T1">schaft durch die Ü berlegenheit erklären, verfallen der alten</text:span><text:line-break/><text:span text:style-name="T1">Aporie: Der Überlegene h ört auf, überlegen zu sein, wenn er</text:span><text:line-break/><text:span text:style-name="T1">aufhört, zu beherrschen. D er Duc de Levis, Mitglied der Aka</text:span><text:line-break/><text:span text:style-name="T1">demie und Pair de France, ist wegen der sozialen Folgen des</text:span><text:line-break/><text:span text:style-name="T1">Systems Jacotot beunruhigt: W enn man die Gleichheit der In</text:span><text:line-break/><text:span text:style-name="T1">telligenzen proklam iert, wie sollen die Frauen da noch ihren</text:span><text:line-break/><text:span text:style-name="T1">Männern und die Bürger ihren Behörden gehorchen? W enn</text:span><text:line-break/><text:span text:style-name="T1">der Duc nicht</text:span> <text:span text:style-name="T1">unaufmerksam</text:span> <text:span text:style-name="T1">wäre wie alle höheren Geister,</text:span><text:line-break/><text:span text:style-name="T1">würde er bemerken, dass es sein System der Ungleichheit der</text:span><text:line-break/><text:span text:style-name="T1">Intelligenzen ist, das die gesellschaftliche Ordnung untergräbt.</text:span><text:line-break/><text:span text:style-name="T1">Wenn die Autorität von der intellektuellen Überlegenheit ab</text:span><text:line-break/><text:span text:style-name="T1">105</text:span></text:p>
      <text:p text:style-name="P1"><text:span text:style-name="T1">hängt, was passiert dann an dem Tag, an dem ein Bürger, der</text:span><text:line-break/><text:span text:style-name="T1">auch von der Ungleichheit der Intelligenzen überzeugt ist, in sei</text:span><text:line-break/><text:span text:style-name="T1">nem Präfekten einen D um m kopf sehen wird? Wird man nicht</text:span><text:line-break/><text:span text:style-name="T1">die Minister und Präfekten, Bürgermeister und Bürovorsteher</text:span><text:line-break/><text:span text:style-name="T1">prüfen müssen, um ihre Überlegenheit zu beweisen? Und wie</text:span><text:line-break/><text:span text:style-name="T1">versichert man sich, dass sich niemals irgendein Dummkopf</text:span><text:line-break/><text:span text:style-name="T1">unter sie mischt, dessen erkannte Schwäche den Ungehorsam der</text:span><text:line-break/><text:span text:style-name="T1">Bürger zur Folge hätte?</text:span><text:line-break/><text:span text:style-name="T1">N ur die Parteigänger der Gleichheit der Intelligenzen kön</text:span><text:line-break/><text:span text:style-name="T1">nen dies verstehen: W enn diesem Kadi seine Sklaven gehorchen</text:span><text:line-break/><text:span text:style-name="T1">und jedem Weißen seine Neger, so deshalb, weil er weder hö</text:span><text:line-break/><text:span text:style-name="T1">her noch niedriger an Intelligenz ist. W enn die Umstände und</text:span><text:line-break/><text:span text:style-name="T1">die Konventionen die Menschen trennen und hierarchisieren,</text:span><text:line-break/><text:span text:style-name="T1">das Befehlen hervorbringen und den Gehorsam erzwingen, so</text:span><text:line-break/><text:span text:style-name="T1">deshalb, weil nur sie es tun können. „Gerade weil wir alle von</text:span><text:line-break/><text:span text:style-name="T1">N atur aus gleich sind, müssen w ir durch die Umstände alle</text:span><text:line-break/><text:span text:style-name="T1">ungleich sein.“79 Die Gleichheit ist der einzige Grund der Un</text:span><text:line-break/><text:span text:style-name="T1">gleichheit. „Die Gesellschaft existiert nur durch die Unterschie</text:span><text:line-break/><text:span text:style-name="T1">de, und die N atur kennt nur Gleichheiten. Es ist unmöglich,</text:span><text:line-break/><text:span text:style-name="T1">dass die Gleichheit tatsächlich lange Bestand hat; aber selbst</text:span><text:line-break/><text:span text:style-name="T1">wenn sie zerstört wird, bleibt sie noch imm er die einzige ver</text:span><text:line-break/><text:span text:style-name="T1">nünftige Erklärung der konventionellen Unterschiede.“80</text:span><text:line-break/><text:soft-page-break/><text:span text:style-name="T1">Die Gleichheit der Intelligenzen bew irkt noch mehr für die</text:span><text:line-break/><text:span text:style-name="T1">Ungleichheit: Sie beweist, dass die U m kehrung der existieren</text:span><text:line-break/><text:span text:style-name="T1">den Ordnung ebenso unvernünftig wäre wie diese Ordnung</text:span><text:line-break/><text:span text:style-name="T1">selbst. „Wenn man mich fragt: Was denken Sie von der Orga</text:span><text:line-break/><text:span text:style-name="T1">nisation der menschlichen Gesellschaften? Dieses Spektakel</text:span><text:line-break/><text:span text:style-name="T1">scheint widernatürlich, würde ich antw orten. Nichts ist an</text:span><text:line-break/><text:span text:style-name="T1">seinem Platz, denn es gibt unterschiedliche Plätze für nicht un</text:span><text:line-break/><text:span text:style-name="T1">terschiedliche Wesen. Dass die menschliche Vernunft ihr Un</text:span><text:line-break/><text:span text:style-name="T1">genügen anerkennen muss, w enn man ihr vorschlägt, die Ord</text:span><text:line-break/><text:span text:style-name="T1">nung zu ändern. O rdnung für O rdnung, Plätze für Plätze, Un</text:span><text:line-break/><text:span text:style-name="T1">terschiede für Unterschiede, es gibt keinerlei vernünftige Mo</text:span><text:line-break/><text:span text:style-name="T1">tive für eine Veränderung.“81</text:span><text:line-break/><text:span text:style-name="T1">106</text:span></text:p>
      <text:p text:style-name="P1"><text:span text:style-name="T1">Der Philosophenkönig und das souveräne Volk</text:span><text:line-break/><text:span text:style-name="T1">So ist die Gleichheit allein fähig, eine Ungleichheit zu erklären,</text:span><text:line-break/><text:span text:style-name="T1">die die Anhänger der Ungleichheit im m er zu denken unfähig</text:span><text:line-break/><text:span text:style-name="T1">sein werden. D er vernünftige Mensch kennt den G rund der</text:span><text:line-break/><text:span text:style-name="T1">bürgerlichen U nvernunft. Aber er weiß sie damit zugleich als</text:span><text:line-break/><text:span text:style-name="T1">unüberwindbar. N u r er kennt den Zirkel der Ungleichheit.</text:span><text:line-break/><text:span text:style-name="T1">Aber er ist als Bürger selbst in ihm gefangen. „Es gibt nur eine</text:span><text:line-break/><text:span text:style-name="T1">Vernunft; nur hat sie nicht die gesellschaftliche O rdnung or</text:span><text:line-break/><text:span text:style-name="T1">ganisiert. Folglich kann dort das Glück nicht sein.“82 W ahr</text:span><text:line-break/><text:span text:style-name="T1">scheinlich haben die Philosophen Recht, die die „Handlanger“</text:span><text:line-break/><text:span text:style-name="T1">anklagen, welche versuchen, die existierende O rdnung ver</text:span><text:line-break/><text:span text:style-name="T1">nünftiger zu machen. Diese O rdnung hat keinen Grund. Sie</text:span><text:line-break/><text:span text:style-name="T1">aber machen sich Illusionen, wenn sie die Idee einer endlich ra</text:span><text:line-break/><text:span text:style-name="T1">tionellen gesellschaftlichen O rdnung verfolgen. Man kennt die</text:span><text:line-break/><text:span text:style-name="T1">zwei extremen und sym m etrischen Gestalten dieser Anm a</text:span><text:line-break/><text:span text:style-name="T1">ßung: den alten platonischen Traum des Philosophenkönigs</text:span><text:line-break/><text:span text:style-name="T1">und den modernen Traum der Souveränität des Volkes. Zwei</text:span><text:line-break/><text:span text:style-name="T1">felsohne kann ein König wie jeder andere Mensch Philosoph</text:span><text:line-break/><text:span text:style-name="T1">sein. Aber gerade als Mensch ist er es. Als Oberhaupt hat ein</text:span><text:line-break/><text:span text:style-name="T1">König die Vernunft seiner Minister, die die Vernunft von ih</text:span><text:line-break/><text:span text:style-name="T1">ren Bürochefs haben, welche die Vernunft von jedermann ha</text:span><text:line-break/><text:span text:style-name="T1">ben. Es ist wahr, dass er von keinen Höheren abhängt, nur von</text:span><text:line-break/><text:span text:style-name="T1">seinen Niedrigeren. D er König als Philosoph oder der Philo</text:span><text:line-break/><text:span text:style-name="T1">soph als König ist Teil seiner Gesellschaft; und diese oktroy</text:span><text:line-break/><text:span text:style-name="T1">iert ihm wie den anderen ihre Gesetze, ihre Überlegenheit und</text:span><text:line-break/><text:span text:style-name="T1">ihre erklärenden K orporationen auf.</text:span><text:line-break/><text:span text:style-name="T1">Deshalb ist auch</text:span> <text:span text:style-name="T1">die</text:span> <text:span text:style-name="T1">andere</text:span> <text:span text:style-name="T1">Form</text:span> <text:span text:style-name="T1">des philosophischen</text:span><text:line-break/><text:span text:style-name="T1">Traums, die Souveränität des Volkes, nicht beständiger. Denn</text:span><text:line-break/><text:span text:style-name="T1">diese Souveränität, die man als ein zu verwirklichendes Ideal</text:span><text:line-break/><text:span text:style-name="T1">oder als ein durchzusetzendes Prinzip darstellt, hat im m er</text:span><text:line-break/><text:span text:style-name="T1">schon existiert. U nd die Geschichte hallt wider von den N a</text:span><text:line-break/><text:span text:style-name="T1">men dieser Könige, die ihren T hron verloren, weil sie nicht</text:span><text:line-break/><text:span text:style-name="T1">wussten, dass keiner von ihnen regiert, wenn nicht durch das</text:span><text:line-break/><text:span text:style-name="T1">Gewicht, das ihm die Masse verleiht. Die Philosophen empö</text:span><text:line-break/><text:span text:style-name="T1">ren sich. Das Volk, sagen sie, kann seine Souveränität nicht</text:span><text:line-break/><text:span text:style-name="T1">abgeben. Man w ird antw orten, dass es das vielleicht nicht</text:span> <text:span text:style-name="T1">kann,</text:span><text:line-break/><text:span text:style-name="T1">107</text:span></text:p>
      <text:p text:style-name="P1"><text:span text:style-name="T1">aber dass es das im m er getan hat, seit Anbeginn der Welt. „Die</text:span><text:line-break/><text:span text:style-name="T1">Könige machen nicht die V ölker, sie w ürden es vergeblich</text:span><text:line-break/><text:span text:style-name="T1">wollen. Aber die Völker können O berhäupter machen, und</text:span><text:line-break/><text:span text:style-name="T1">sie haben es imm er gewollt.“83 Das Volk ist unfrei gegenüber</text:span><text:line-break/><text:span text:style-name="T1">seinem Oberhaupt, genau wie das O berhaupt gegenüber sei</text:span><text:line-break/><text:span text:style-name="T1">nem Volk. Diese gegenseitige U nterw erfung ist das eigentliche</text:span><text:line-break/><text:span text:style-name="T1">Prinzip der politischen Fiktion als ursprünglicher Entfrem</text:span><text:line-break/><text:span text:style-name="T1">dung der Vernunft in der Leidenschaft der Ungleichheit. Der</text:span><text:line-break/><text:span text:style-name="T1">Denkfehler der Philosophen ist, ein Volk von</text:span> <text:span text:style-name="T1">Menschen</text:span> <text:span text:style-name="T1">vorzu</text:span><text:line-break/><text:span text:style-name="T1">täuschen. Aber das ist ein widersprüchlicher Ausdruck, ein un</text:span><text:line-break/><text:span text:style-name="T1">mögliches Wesen. Es gibt nur Völker von Bürgern, von Men</text:span><text:line-break/><text:span text:style-name="T1">schen, die ihre Vernunft der Fiktion der Ungleichheit geop</text:span><text:line-break/><text:span text:style-name="T1">fert haben.</text:span><text:line-break/><text:span text:style-name="T1">Verwechseln wir diese Entfrem dung nicht mit einer ande</text:span><text:line-break/><text:span text:style-name="T1">ren. W ir sagen nicht, dass der Bürger der ideale Mensch ist,</text:span><text:line-break/><text:span text:style-name="T1">der in der Haut des realen Menschen steckt, der Bewohner eines</text:span><text:line-break/><text:span text:style-name="T1">egalitären politischen Himmels, der die W irklichkeit der Un</text:span><text:line-break/><text:span text:style-name="T1">gleichheit unter den konkreten Menschen verdeckt. Wir sagen</text:span><text:line-break/><text:span text:style-name="T1">umgekehrt, dass es Gleichheit nur unter den Menschen gibt,</text:span><text:line-break/><text:span text:style-name="T1">das heißt zwischen Individuen, die sich nur als vernünftige</text:span><text:line-break/><text:span text:style-name="T1">Wesen ansehen. Im Gegensatz dazu ist der Bürger, der Bewoh</text:span><text:line-break/><text:span text:style-name="T1">ner der politischen Fiktion, der ins Land der Ungleichheit hin</text:span><text:line-break/><text:span text:style-name="T1">abgestiegene Mensch.</text:span><text:line-break/><text:span text:style-name="T1">Der vernünftige Mensch weiß folglich, dass es keine politi</text:span><text:line-break/><text:span text:style-name="T1">sche Wissenschaft, keine Politik der W ahrheit gibt. Die Wahr</text:span><text:line-break/><text:span text:style-name="T1">heit entscheidet keinen Konflikt des öffentlichen Raumes. Sie</text:span><text:line-break/><text:span text:style-name="T1">spricht zum Menschen nur in der Einsamkeit seines Gewissens.</text:span><text:line-break/><text:span text:style-name="T1">Sie zieht sich zurück, sobald der Konflikt zwischen zwei Ge</text:span><text:line-break/><text:span text:style-name="T1">wissen ausbricht. Wer ihr zu begegnen hofft, muss wissen, dass</text:span><text:line-break/><text:span text:style-name="T1">sie alleine und ohne Begleitung geht. Die politischen Meinun</text:span><text:line-break/><text:span text:style-name="T1">gen hingegen fehlen niemals, sich in der beeindruckendsten Be</text:span><text:line-break/><text:span text:style-name="T1">gleitung zu zeigen:</text:span> <text:span text:style-name="T1">Brüderlichkeit oder Tod, sagen sie; oder, wenn</text:span><text:line-break/><text:span text:style-name="T1">die anderen an der Reihe sind,</text:span> <text:span text:style-name="T1">Legitimität oder Tod, Oligarchie oder</text:span><text:line-break/><text:span text:style-name="T1">Tod</text:span> <text:span text:style-name="T1">etc. „Der erste Begriff ändert sich, aber der zweite ist im</text:span><text:line-break/><text:span text:style-name="T1">mer auf den Fahnen, den Bannern aller Meinungen ausgespro</text:span><text:line-break/><text:span text:style-name="T1">chen oder miteinbegriffen. Rechts liest m an</text:span> <text:span text:style-name="T1">Souveränität von A</text:span><text:line-break/><text:span text:style-name="T1">oder Tod. Links liest man</text:span> <text:span text:style-name="T1">Souveränität von B oder Tod. Der Tod än-</text:span><text:line-break/><text:span text:style-name="T1">108</text:span> </text:p>
      <text:p text:style-name="P1"><text:span text:style-name="T1">dieser höheren Niedrigen teilen, die das Menschengeschlecht</text:span><text:line-break/><text:span text:style-name="T1">ausmachen und seine U nvernunft betreiben. Er wird die ge</text:span><text:line-break/><text:span text:style-name="T1">sellschaftliche O rdnung als ein Rätsel ansehen, das jenseits der</text:span><text:line-break/><text:span text:style-name="T1">Macht der V ernunft angesiedelt ist, als das W erk einer höhe</text:span><text:line-break/><text:span text:style-name="T1">ren Vernunft, die die teilweise O pferung der seinigen befiehlt.</text:span><text:line-break/><text:span text:style-name="T1">Er wird sich als Bürger dem unterw erfen, was die Unvernunft</text:span><text:line-break/><text:span text:style-name="T1">der Regierenden befiehlt, und sich nur davor hüten, die Grün</text:span><text:line-break/><text:span text:style-name="T1">de, die sie dafür angeben, zu den seinen zu machen. Er wird</text:span><text:line-break/><text:span text:style-name="T1">dafür nicht seine V ernunft aufgeben. Er wird sie auf ihr ur</text:span><text:line-break/><text:span text:style-name="T1">sprüngliches Prinzip zurückführen. D er vernünftige Wille, so</text:span><text:line-break/><text:span text:style-name="T1">haben wir gesehen, ist zuerst die Kunst, sich selbst zu besie</text:span><text:line-break/><text:span text:style-name="T1">gen. Die Vernunft wird sich treu bleiben, indem sie ihre eigene</text:span><text:line-break/><text:span text:style-name="T1">Opferung beherrscht. Der vernünftige Mensch wird</text:span> <text:span text:style-name="T1">tugendbaß</text:span><text:line-break/><text:span text:style-name="T1">sein. Er wird seine Vernunft teilweise den Befehlen der Unver</text:span><text:line-break/><text:span text:style-name="T1">nunft unterstellen, um jenen Teil der Vernünftigkeit zu bewah</text:span><text:line-break/><text:span text:style-name="T1">ren, der die Fähigkeit ist, sich selbst zu besiegen. So wird die</text:span><text:line-break/><text:soft-page-break/><text:span text:style-name="T1">Vernunft für sich immer eine uneinnehm bare Festung inmit</text:span><text:line-break/><text:span text:style-name="T1">ten der Unvernunft sichern.</text:span><text:line-break/><text:span text:style-name="T1">Die gesellschaftliche U nvernunft ist Krieg, in seinen zwei Ge</text:span><text:line-break/><text:span text:style-name="T1">stalten: Schlachtfeld und Rednerbühne. Das Schlachtfeld ist das</text:span><text:line-break/><text:span text:style-name="T1">wahre Porträt der Gesellschaft, die exakt und vollständig ent</text:span><text:line-break/><text:span text:style-name="T1">wickelte Konsequenz aus der M einung, die sie begründet.</text:span><text:line-break/>„<text:span text:style-name="T1">Wenn zwei Menschen sich begegnen, sind sie höflich zuein</text:span><text:line-break/><text:span text:style-name="T1">ander, als ob sie sich gleich an Intelligenz glaubten; aber wenn</text:span><text:line-break/><text:span text:style-name="T1">der eine der beiden sich plötzlich im Lande des anderen wie</text:span><text:line-break/><text:span text:style-name="T1">derfindet, verzichtet man auf so viel Zeremoniell: Man miss</text:span><text:line-break/><text:span text:style-name="T1">braucht seine Macht wie die Vernunft: Jeder bemerkt am Ein</text:span><text:line-break/><text:span text:style-name="T1">dringling seine barbarische H erkunft; man behandelt ihn in</text:span><text:line-break/><text:span text:style-name="T1">jeder Weise wie einen Idioten. Man lacht sich tot über seine</text:span><text:line-break/><text:span text:style-name="T1">Aussprache, die Unbeholfenheit seiner Gesten, alles an ihm</text:span><text:line-break/><text:span text:style-name="T1">verrät die Bastardrasse, der er angehört: Das ist ein behäbiges</text:span><text:line-break/><text:span text:style-name="T1">Volk, dieses leicht und frivol, jenes grob, dieses stolz und hoch</text:span><text:line-break/><text:span text:style-name="T1">mütig. Im Allgemeinen glaubt sich ein Volk guten Gewissens</text:span><text:line-break/><text:span text:style-name="T1">einem anderen überlegen; und schon wegen wenig erhitzen sich</text:span><text:line-break/><text:span text:style-name="T1">die Leidenschaften, und dann ist bald der Krieg entflammt:</text:span><text:line-break/><text:span text:style-name="T1">Man tötet so viel man kann, auf beiden Seiten, so wie man In</text:span><text:line-break/><text:span text:style-name="T1">sekten zertritt. Man lässt sich pro niedergem achten Gegner</text:span><text:line-break/><text:span text:style-name="T1">110</text:span></text:p>
      <text:p text:style-name="P1"><text:span text:style-name="T1">bezahlen; man verlangt einen O rden für ein abgebranntes Dorf,</text:span><text:line-break/><text:span text:style-name="T1">ein großes Band für den Fall, dass es sich um eine große Stadt</text:span><text:line-break/><text:span text:style-name="T1">handelt, je nach Tarif; und diese Eintreibung des Blutzolls ge</text:span><text:line-break/><text:span text:style-name="T1">schieht rein aus Vaterlandsliebe (...) im Namen des Vaterlands</text:span><text:line-break/><text:span text:style-name="T1">stürzt ihr euch wie die Tiere auf das Nachbarvolk; und wenn</text:span><text:line-break/><text:span text:style-name="T1">man euch fragen würde, was euer Vaterland sei, würdet ihr euch</text:span><text:line-break/><text:span text:style-name="T1">selbst gegenseitig die Kehlen durchschneiden, bevor ihr euch</text:span><text:line-break/><text:span text:style-name="T1">in diesem Punkt einigen könntet.“86</text:span><text:line-break/><text:span text:style-name="T1">Und doch, sagen die Philosophen und das gemeine Bewusst</text:span><text:line-break/><text:span text:style-name="T1">sein im Chor, muss man unterscheiden. Es gibt die ungerech</text:span><text:line-break/><text:span text:style-name="T1">ten Kriege, die Eroberungskriege, die der Wahnsinn des H err</text:span><text:line-break/><text:span text:style-name="T1">schaftswillens nach sich zieht; und es gibt gerechte Kriege, näm</text:span><text:line-break/><text:span text:style-name="T1">lich diejenigen, bei denen man seine angegriffene Heimat ver</text:span><text:line-break/><text:span text:style-name="T1">teidigt. Der ehemalige Artillerist Joseph Jacotot muss es wis</text:span><text:line-break/><text:span text:style-name="T1">sen, er, der 1792 sein in N o t geratenes Vaterland verteidigte</text:span><text:line-break/><text:span text:style-name="T1">und der 1815 sich m it all seinen Kräften als Parlamentarier</text:span><text:line-break/><text:span text:style-name="T1">gegen die Rückkehr des Königs wehrte, der von den Eindring</text:span><text:line-break/><text:span text:style-name="T1">lingen wiedergebracht wurde. Aber gerade seine Erfahrung hat</text:span><text:line-break/><text:span text:style-name="T1">ihm erlaubt zu bemerken, dass die Moral der Sache eine ganz</text:span><text:line-break/><text:span text:style-name="T1">andere war, als es zuerst schien. Der Verteidiger der bedroh</text:span><text:line-break/><text:span text:style-name="T1">ten Heimat handelt als Bürger, wie er als Mensch handeln</text:span><text:line-break/><text:span text:style-name="T1">würde. Er braucht seine Vernunft der Tugend nicht zu opfern.</text:span><text:line-break/><text:span text:style-name="T1">Denn die V ernunft befiehlt dem vernünftigen Lebewesen zu</text:span><text:line-break/><text:span text:style-name="T1">tun, was es kann, um seine Eigenschaft der Lebendigkeit zu</text:span><text:line-break/><text:span text:style-name="T1">wahren. Die Vernunft ist in diesem Fall mit dem Krieg ver</text:span><text:line-break/><text:span text:style-name="T1">söhnt und der Egoismus m it der Tugend. Es gibt daher kein</text:span><text:line-break/><text:span text:style-name="T1">besonderes Verdienst. Hingegen opfert, wenn er vernünftig ist,</text:span><text:line-break/><text:span text:style-name="T1">derjenige, der sich den Befehlen des eroberungswilligen Vater</text:span><text:line-break/><text:span text:style-name="T1">landes beugt, in verdienstvoller Weise seine Vernunft für das</text:span><text:line-break/><text:span text:style-name="T1">Mysterium der Gesellschaft. Er muss mehr Tugend aufbrin</text:span><text:line-break/><text:span text:style-name="T1">gen, um seine innere Festung zu halten und um, nachdem die</text:span><text:line-break/><text:span text:style-name="T1">Pflicht erfüllt ist, in den N aturzustand zurückkehren, die</text:span><text:line-break/><text:span text:style-name="T1">Selbstbeherrschung, die er in den bürgerlichen Gehorsam in</text:span><text:line-break/><text:span text:style-name="T1">vestiert hat, in die Tugend der freien Überprüfung zurück</text:span><text:line-break/><text:span text:style-name="T1">verwandeln zu können.</text:span><text:line-break/><text:span text:style-name="T1">Aber der Krieg der Arm een ist noch die kleinste Prüfung für</text:span><text:line-break/><text:span text:style-name="T1">die Vernunft. Sie begnügt sich damit, ihre eigene Aufhebung</text:span><text:line-break/><text:span text:style-name="T1">111</text:span></text:p>
      <text:p text:style-name="P1"><text:span text:style-name="T1">zu kontrollieren. Es genügt ihr, sich zu beherrschen, um der</text:span><text:line-break/><text:span text:style-name="T1">Stimme der A utorität zu gehorchen, die imm er genug Macht</text:span><text:line-break/><text:span text:style-name="T1">hat, sich bei allen ohne Zweideutigkeit G ehör zu verschaffen.</text:span><text:line-break/><text:span text:style-name="T1">Viel gefährlicher ist das H andeln jedoch an den Orten, wo die</text:span><text:line-break/><text:span text:style-name="T1">Autorität erst inm itten widersprüchlicher Leidenschaften zu</text:span><text:line-break/><text:span text:style-name="T1">etablieren ist: in den Versammlungen, wo man über das Ge</text:span><text:line-break/><text:span text:style-name="T1">setz berät, in den Gerichten, wo man</text:span> <text:span text:style-name="T1">über seine Anwendung</text:span><text:line-break/><text:span text:style-name="T1">urteilt. Diese O rte stellen für die V ernunft dasselbe Rätsel dar,</text:span><text:line-break/><text:span text:style-name="T1">dem sie sich nur fügen kann. Inm itten des Getöses der Leiden</text:span><text:line-break/><text:span text:style-name="T1">schaften und der Sophismen der U nvernunft neigt sich die</text:span><text:line-break/><text:span text:style-name="T1">Waage, lässt das Gesetz seine</text:span> <text:span text:style-name="T1">Stimme</text:span> <text:span text:style-name="T1">vernehmen, der man ge</text:span><text:line-break/><text:span text:style-name="T1">horchen muss wie der des Generals. Aber dieses Rätsel verlangt</text:span><text:line-break/><text:span text:style-name="T1">vom vernünftigen Menschen seine Teilnahme. Es lockt die Ver</text:span><text:line-break/><text:span text:style-name="T1">nunft nicht mehr einzig auf das Terrain des Opfertums, son</text:span><text:line-break/><text:span text:style-name="T1">dern auf ein anderes Terrain, das es ihr als das</text:span> <text:span text:style-name="T1">ihre</text:span> <text:span text:style-name="T1">versichert,</text:span><text:line-break/><text:span text:style-name="T1">das des</text:span> <text:span text:style-name="T1">Denkvermögens.</text:span> <text:span text:style-name="T1">Es handelt sich jedoch nur um Kampf,</text:span><text:line-break/><text:span text:style-name="T1">der vernünftige Mensch weiß es: N u r die Gesetze des Krieges</text:span><text:line-break/><text:span text:style-name="T1">herrschen hier. Der Erfolg hängt von der Behändigkeit und</text:span><text:line-break/><text:span text:style-name="T1">der Kraft des Kämpfers ab, nicht von seiner Vernunft und</text:span><text:line-break/><text:span text:style-name="T1">seinem Recht. Deshalb ist die Leidenschaft mithilfe der Waffe</text:span><text:line-break/><text:span text:style-name="T1">der Rhetorik hier Königin. Die R hetorik hat, wie man weiß,</text:span><text:line-break/><text:span text:style-name="T1">nichts</text:span> <text:span text:style-name="T1">mit</text:span> <text:span text:style-name="T1">der</text:span> <text:span text:style-name="T1">V ernunft</text:span> <text:span text:style-name="T1">zu</text:span> <text:span text:style-name="T1">tun.</text:span> <text:span text:style-name="T1">A ber</text:span> <text:span text:style-name="T1">stim m t</text:span> <text:span text:style-name="T1">das auch</text:span><text:line-break/><text:span text:style-name="T1">umgekehrt? H at die Vernunft nichts m it der Rhetorik zu tun?</text:span><text:line-break/><text:span text:style-name="T1">Ist sie nicht im Allgemeinen die K ontrolle des sprechenden</text:span><text:line-break/><text:span text:style-name="T1">Wesens durch sich selbst, die ihm erlaubt, in jedem Bereich</text:span><text:line-break/><text:span text:style-name="T1">seine Werke als</text:span> <text:span text:style-name="T1">Künstlerzn</text:span> <text:span text:style-name="T1">verrichten? Die Vernunft wäre nicht</text:span><text:line-break/><text:span text:style-name="T1">sie selbst, wenn sie nicht die M acht verliehe, in der Versamm</text:span><text:line-break/><text:span text:style-name="T1">lung wie an jedem anderen O rt zu sprechen. Die Vernunft ist</text:span><text:line-break/><text:span text:style-name="T1">die Macht, alle Sprachen zu lernen. Sie w ird also die Sprache</text:span><text:line-break/><text:span text:style-name="T1">der Versammlung und des Gerichts lernen. Sie wird lernen,</text:span><text:line-break/><text:span text:style-name="T1">unvernünftig zu faseln.</text:span><text:line-break/><text:span text:style-name="T1">Man muss daher zuerst m it Aristoteles und gegen Platon ent</text:span><text:line-break/><text:span text:style-name="T1">scheiden: Es ist schimpflich für einen vernünftigen Menschen,</text:span><text:line-break/><text:span text:style-name="T1">sich vor dem Tribunal schlagen zu lassen, schimpflich für So</text:span><text:line-break/><text:span text:style-name="T1">krates, den Sieg und sein Leben dem Meletos und dem Anytos</text:span><text:line-break/><text:span text:style-name="T1">überlassen zu haben. M an muss die Sprache von Anytos und</text:span><text:line-break/><text:span text:style-name="T1">Meletos, die Sprache der R edner lernen. U nd diese wird wie</text:span><text:line-break/><text:span text:style-name="T1">112</text:span></text:p>
      <text:p text:style-name="P1"><text:span text:style-name="T1">die anderen gelernt, einfacher sogar als jede andere, denn ihr</text:span><text:line-break/><text:span text:style-name="T1">Vokabular und ihre Syntax sind auf einen engen Kreis begrenzt.</text:span><text:line-break/><text:span text:style-name="T1">Das</text:span> <text:span text:style-name="T1">Alles ist in allem</text:span> <text:span text:style-name="T1">lässt sich hier besser anwenden als mit jeder</text:span><text:line-break/><text:span text:style-name="T1">anderen Übung. Man muss also</text:span> <text:span text:style-name="T1">etwas</text:span> <text:span text:style-name="T1">lernen - eine Rede von</text:span><text:line-break/><text:span text:style-name="T1">Mirabeau zum Beispiel - und das Übrige darauf beziehen. Diese</text:span><text:line-break/><text:span text:style-name="T1">Rhetorik, die den Schülern der Alten so viel Mühe abverlangt,</text:span><text:line-break/><text:span text:style-name="T1">ist ein Kinderspiel für uns: „Wir wissen alles im Vorhinein; alles</text:span><text:line-break/><text:soft-page-break/><text:span text:style-name="T1">ist in unseren Büchern; man braucht nur die Namen zu än</text:span><text:line-break/><text:span text:style-name="T1">dern.“87</text:span><text:line-break/><text:span text:style-name="T1">Aber wir wissen auch, dass das Aufschwellen der Perioden</text:span><text:line-break/><text:span text:style-name="T1">und die Schmückung des Stils nicht die Quintessenz der Rede</text:span><text:line-break/><text:span text:style-name="T1">kunst sind. Ihre Funktion ist nicht, die Geister zu überzeugen,</text:span><text:line-break/><text:span text:style-name="T1">sondern sie</text:span> <text:span text:style-name="T1">unaufmerksam</text:span> <text:span text:style-name="T1">zu machen. Wie die Festung im Sturm</text:span><text:line-break/><text:span text:style-name="T1">erobert w ird, so w ird auch das D ekret im Handum drehen</text:span><text:line-break/><text:span text:style-name="T1">erzwungen, durch das entscheidende W ort, die entscheidende</text:span><text:line-break/><text:span text:style-name="T1">Geste. D er Ausgang einer Versammlung wird oft von dem</text:span><text:line-break/><text:span text:style-name="T1">Waghalsigen bestimm t, der als Erster, um die Diskussion zu</text:span><text:line-break/><text:span text:style-name="T1">ersticken,</text:span> <text:span text:style-name="T1">Zur Abstimmung!</text:span> <text:span text:style-name="T1">ruft. Lernen folglich auch wir die</text:span><text:line-break/><text:span text:style-name="T1">Kunst, im rechten Augenblick</text:span> <text:span text:style-name="T1">Zur Abstimmung! zu</text:span> <text:span text:style-name="T1">rufen. Sagen</text:span><text:line-break/><text:span text:style-name="T1">wir nicht, dass sei unser und der Vernunft unwürdig. Die Ver</text:span><text:line-break/><text:span text:style-name="T1">nunft braucht uns nicht, wir aber brauchen sie. Unsere angeb</text:span><text:line-break/><text:span text:style-name="T1">liche W ürde ist nur Faulheit und Feigheit, ähnlich der des stol</text:span><text:line-break/><text:span text:style-name="T1">zen Kindes, das nicht vor seinesgleichen improvisieren will. Bald</text:span><text:line-break/><text:span text:style-name="T1">werden auch w ir vielleicht</text:span> <text:span text:style-name="T1">ZurAbstimmung!</text:span> <text:span text:style-name="T1">rufen. Aber wir wer</text:span><text:line-break/><text:span text:style-name="T1">den es zusammen m it der Bande der Furchtsamen tun, die den</text:span><text:line-break/><text:span text:style-name="T1">siegreichen Redner nachahmen wird - denjenigen, der das ge</text:span><text:line-break/><text:span text:style-name="T1">wagt hat, was wir zu faul waren zu tun.</text:span><text:line-break/><text:span text:style-name="T1">Handelte es sich also darum, aus dem universellen Unterricht</text:span><text:line-break/><text:span text:style-name="T1">eine Schule des politischen Zynismus hervorgehen zu lassen, eine</text:span><text:line-break/><text:span text:style-name="T1">Erneuerung der von Bentham denunzierten Sophismen? Wer</text:span><text:line-break/><text:span text:style-name="T1">diese Lektion des</text:span> <text:span text:style-name="T1">unvernünftig redenden Vernünftigen</text:span> <text:span text:style-name="T1">verstehen will,</text:span><text:line-break/><text:span text:style-name="T1">muss sie eher m it der des</text:span> <text:span text:style-name="T1">unwissenden Lehrmeisters</text:span> <text:span text:style-name="T1">vergleichen. Es</text:span><text:line-break/><text:span text:style-name="T1">handelt sich jedenfalls darum, die Macht der Vernunft zu veri</text:span><text:line-break/><text:span text:style-name="T1">fizieren, zu sehen, was man noch mit ihr anstellen kann, was sie</text:span><text:line-break/><text:span text:style-name="T1">machen kann, um sich selbst aktiv inmitten der extremen U n</text:span><text:line-break/><text:span text:style-name="T1">vernunft zu behaupten. Der in den Zirkel der gesellschaftlichen</text:span><text:line-break/><text:span text:style-name="T1">Verrücktheit eingeschlossene</text:span> <text:span text:style-name="T1">unvemünßgredende Vernimßgebeweist,</text:span><text:line-break/><text:span text:style-name="T1">113</text:span></text:p>
      <text:p text:style-name="P1"><text:span text:style-name="T1">dass die Vernunft des Individuums niemals aufhört, ihre Macht</text:span><text:line-break/><text:span text:style-name="T1">auszuüben. Im geschlossenen Bereich der Leidenschaften - der</text:span><text:line-break/><text:span text:style-name="T1">Ausübung des unaufmerksamen Willens - muss man zeigen,</text:span><text:line-break/><text:span text:style-name="T1">dass der aufmerksame Wille immer kann, was sie können - und</text:span><text:line-break/><text:span text:style-name="T1">noch mehr. Die Königin der Leidenschaften kann mehr als sie,</text:span><text:line-break/><text:span text:style-name="T1">als ihre Sklaven. „Der verführerischste, der glaubhafteste Sophis</text:span><text:line-break/><text:span text:style-name="T1">mus wird immer das W erk dessen sein, der am besten weiß, was</text:span><text:line-break/><text:span text:style-name="T1">ein Sophismus ist. Wer die gerade Linie kennt, entfernt sich von</text:span><text:line-break/><text:span text:style-name="T1">ihr, wenn erforderlich, so weit es sein muss, und niemals zu viel.</text:span><text:line-break/><text:span text:style-name="T1">Die Leidenschaft, welche Überlegenheit sie uns auch ermöglicht,</text:span><text:line-break/><text:span text:style-name="T1">kann sich selbst blenden, da sie Leidenschaft ist. Die Vernunft</text:span><text:line-break/><text:span text:style-name="T1">sieht alles, wie es ist; sie zeigt und verdeckt den Augen so viel,</text:span><text:line-break/><text:span text:style-name="T1">wie sie es für passend hält, nicht m ehr und nicht weniger.“88Das</text:span><text:line-break/><text:span text:style-name="T1">ist keine Lektion der List, sondern der Beständigkeit. Wer es ver</text:span><text:line-break/><text:span text:style-name="T1">steht, inmitten der Unvernunft sich selbst treu zu bleiben, wird</text:span><text:line-break/><text:span text:style-name="T1">über die Leidenschaften des anderen dieselbe Herrschaft ausüben</text:span><text:line-break/><text:span text:style-name="T1">wie über die eigenen. „Alles wird mit Leidenschaft getan, ich weiß;</text:span><text:line-break/><text:span text:style-name="T1">aber alles, selbst die Dum m heiten, ließe sich noch besser mit</text:span><text:line-break/><text:span text:style-name="T1">Vernunft tun. Das ist das einzige Prinzip des universellen Un</text:span><text:line-break/><text:span text:style-name="T1">terrichts.“89</text:span><text:line-break/><text:span text:style-name="T1">Sind wir, wird man fragen, so weit von Sokrates entfernt?</text:span><text:line-break/><text:span text:style-name="T1">Auch er lehrte im</text:span> <text:span text:style-name="T1">Phaidros</text:span> <text:span text:style-name="T1">wie im</text:span> <text:span text:style-name="T1">Staat</text:span> <text:span text:style-name="T1">Die gute Lüge, die ge</text:span><text:line-break/><text:span text:style-name="T1">rade nötig und ausreichend ist, w ird der Philosoph begehen,</text:span><text:line-break/><text:span text:style-name="T1">weil nur er weiß, was die Lüge ist. D er ganze Unterschied liegt</text:span><text:line-break/><text:span text:style-name="T1">allerdings darin: W ir nehmen an, dass alle wissen, was die Lüge</text:span><text:line-break/><text:span text:style-name="T1">ist. Gerade dadurch haben w ir das vernünftige Wesen be</text:span><text:line-break/><text:span text:style-name="T1">stimmt, durch seine Unfähigkeit,</text:span> <text:span text:style-name="T1">sich</text:span> <text:span text:style-name="T1">zu belügen. Wir sprechen</text:span><text:line-break/><text:span text:style-name="T1">also nicht vom Privileg der Weisen, sondern von der Macht</text:span><text:line-break/><text:span text:style-name="T1">der vernünftigen Menschen. U nd diese M acht</text:span> <text:span text:style-name="T1">ist im Bunde</text:span><text:line-break/><text:span text:style-name="T1">mit einem Glauben, jenem von der Gleichheit der Intelligen</text:span><text:line-break/><text:span text:style-name="T1">zen. Dieser Glaube fehlte dem Sokrates, und Aristoteles konnte</text:span><text:line-break/><text:span text:style-name="T1">ihm diesen nicht nahe bringen. Dieselbe Überlegenheit, die dem</text:span><text:line-break/><text:span text:style-name="T1">Philosophen erlaubt, den kleinen Unterschied einzuführen, der</text:span><text:line-break/><text:span text:style-name="T1">immer trügerisch ist, bringt ihn davon ab, zu seinen „Brüdern</text:span><text:line-break/><text:span text:style-name="T1">in der Sklaverei“90 zu sprechen. Sokrates wollte keine Rede</text:span><text:line-break/><text:span text:style-name="T1">halten, um dem Volk zu gefallen, um das große Tier zu ver</text:span><text:line-break/><text:span text:style-name="T1">führen. Er wollte nicht die Kunst der Sykophanten Anytos und</text:span><text:line-break/><text:span text:style-name="T1">114</text:span></text:p>
      <text:p text:style-name="P1"><text:span text:style-name="T1">Meletos lernen. Er dachte, und fast alle loben ihn dafür, dass</text:span><text:line-break/><text:span text:style-name="T1">dadurch in seiner Person die Philosophie scheitern würde.</text:span><text:line-break/><text:span text:style-name="T1">Aber im Grunde ist seine Meinung die: Anytos und Meletos</text:span><text:line-break/><text:span text:style-name="T1">sind dumme Sykophanten. Also gibt es keine</text:span> <text:span text:style-name="T1">Kunst</text:span> <text:span text:style-name="T1">in ihren</text:span><text:line-break/><text:span text:style-name="T1">Reden, sondern nur eine Kochkunst. Man kann nichts davon</text:span><text:line-break/><text:span text:style-name="T1">lernen. N ur sind die Reden des Anytos und des Meletos eben</text:span><text:line-break/><text:span text:style-name="T1">so eine Manifestation der menschlichen Intelligenz</text:span> <text:span text:style-name="T1">wie</text:span> <text:span text:style-name="T1">die Re</text:span><text:line-break/><text:span text:style-name="T1">den des Sokrates. W ir sagen nicht, dass sie</text:span> <text:span text:style-name="T1">genausogut</text:span> <text:span text:style-name="T1">sind. Wir</text:span><text:line-break/><text:span text:style-name="T1">werden nur sagen, dass sie von</text:span> <text:span text:style-name="T1">dergleichen Intelligen^smA.</text:span> <text:span text:style-name="T1">Sokra</text:span><text:line-break/><text:span text:style-name="T1">tes, der „Unwissende“, glaubte sich den Gerichtsrednern über</text:span><text:line-break/><text:span text:style-name="T1">legen, er war zu faul, ihre Kunst zu lernen, er hat der Unver</text:span><text:line-break/><text:span text:style-name="T1">nunft der W elt zugestimmt. W arum hat er so gehandelt? Aus</text:span><text:line-break/><text:span text:style-name="T1">demselben Grund, aus dem auch Laios, Ödipus und alle ande</text:span><text:line-break/><text:span text:style-name="T1">ren tragischen Helden ins Verderben stürzen: Er hat dem del</text:span><text:line-break/><text:span text:style-name="T1">phischen Orakel geglaubt; er dachte, die Gottheit hätte ihn er</text:span><text:line-break/><text:span text:style-name="T1">wählt, sie hätte ihm eine persönliche Botschaft übermittelt. Er</text:span><text:line-break/><text:span text:style-name="T1">hat die Verrücktheit der höheren Wesen geteilt: den Glauben</text:span><text:line-break/><text:span text:style-name="T1">an den Genius. Ein von der Gottheit inspiriertes Wesen lernt</text:span><text:line-break/><text:span text:style-name="T1">nicht die Reden eines Anytos, wiederholt sie nicht, versucht</text:span><text:line-break/><text:span text:style-name="T1">nicht, wenn es nötig ist, sich ihre Kunst anzueignen. Daher sind</text:span><text:line-break/><text:span text:style-name="T1">die Anytos die H erren der gesellschaftlichen Ordnung.</text:span><text:line-break/><text:span text:style-name="T1">Aber wird man nicht sagen, dass sie es in jedem Fall sind?</text:span><text:line-break/><text:span text:style-name="T1">Was nützt es, auf dem Forum zu triumphieren, wenn man so</text:span><text:line-break/><text:span text:style-name="T1">wieso weiß, dass man die O rdnung der Gesellschaften nicht</text:span><text:line-break/><text:span text:style-name="T1">ändern kann? W ozu überhaupt vernünftige - oder, wie man</text:span><text:line-break/><text:span text:style-name="T1">sie nennen mag, emanzipierte - Individuen, die ihr Leben ret</text:span><text:line-break/><text:span text:style-name="T1">ten und ihre V ernunft behalten, wenn sie nichts machen kön</text:span><text:line-break/><text:span text:style-name="T1">nen, um die Gesellschaft zu ändern und auf den traurigen</text:span><text:line-break/><text:span text:style-name="T1">Vorteil beschränkt sind, besser unvernünftig zu reden als die</text:span><text:line-break/><text:span text:style-name="T1">Verrückten?</text:span><text:line-break/><text:soft-page-break/><text:span text:style-name="T1">Die Rede auf dem Aventin</text:span><text:line-break/><text:span text:style-name="T1">Antworten w ir zuerst, dass nicht immer das Schlimmste an</text:span><text:line-break/><text:span text:style-name="T1">genommen werden muss, da es in jeder Gesellschaft allen In</text:span><text:line-break/><text:span text:style-name="T1">dividuen möglich ist, vernünftig zu sein. Die Gesellschaft als</text:span><text:line-break/><text:span text:style-name="T1">115</text:span></text:p>
      <text:p text:style-name="P1"><text:span text:style-name="T1">ganze wird es niemals sein, aber sie kann für Momente das Wun</text:span><text:line-break/><text:span text:style-name="T1">der der Vernunft erfahren, die dann nicht die des Zusammen-</text:span><text:line-break/><text:span text:style-name="T1">fallens der Intelligenzen sind - das wäre die Verdummung -, son</text:span><text:line-break/><text:span text:style-name="T1">dern die der gegenseitigen A nerkennung der vernünftigen</text:span><text:line-break/><text:span text:style-name="T1">Willen. Als der Senat unvernünftig war, haben wir mit Appius</text:span><text:line-break/><text:span text:style-name="T1">Claudius gestimmt. Das war das M ittel, am schnellsten damit</text:span><text:line-break/><text:span text:style-name="T1">fertig zu werden, schnellstmöglich zur Szene des Aventin zu</text:span><text:line-break/><text:span text:style-name="T1">kommen. N un ist es Menenius Agrippa, der spricht. Und die</text:span><text:line-break/><text:span text:style-name="T1">Details, die er vor den Plebejern ausbreitet, sind nicht so wich</text:span><text:line-break/><text:span text:style-name="T1">tig. Das Wesentliche ist, dass er zu ihnen spricht und sie ihm</text:span><text:line-break/><text:span text:style-name="T1">zuhören; dass sie zu ihm sprechen und er sie anhört. Er erzählt</text:span><text:line-break/><text:span text:style-name="T1">ihnen von Gliedern und Magen, und das ist vielleicht nicht sehr</text:span><text:line-break/><text:span text:style-name="T1">schmeichelhaft. Aber was er ihnen zu verstehen gibt, ist die</text:span><text:line-break/><text:span text:style-name="T1">Gleichheit der sprechenden Wesen, ihre Fähigkeit zu begrei</text:span><text:line-break/><text:span text:style-name="T1">fen, sobald sie sich gleichfalls als unter dem Zeichen der Intel</text:span><text:line-break/><text:span text:style-name="T1">ligenz stehend erkennen. Er sagt ihnen, dass sie Mägen sind -</text:span><text:line-break/><text:span text:style-name="T1">das ist die Kunst, die man lernt, indem man die Reden ande</text:span><text:line-break/><text:span text:style-name="T1">rer übt und wiederholt, zerlegt und wieder zusammenfügt, sa</text:span><text:line-break/><text:span text:style-name="T1">gen wir es anachronistisch: Das ist universeller Unterricht. Aber</text:span><text:line-break/><text:span text:style-name="T1">er spricht zu ihnen wie zu Menschen, und auf einmal macht</text:span><text:line-break/><text:span text:style-name="T1">er sie damit zu Menschen: Das ist intellektuelle Emanzipation.</text:span><text:line-break/><text:span text:style-name="T1">In dem Augenblick, in dem die Gesellschaft davon bedroht ist,</text:span><text:line-break/><text:span text:style-name="T1">an ihrer eigenen Verrücktheit zu zerbrechen, wird die Vernunft</text:span><text:line-break/><text:span text:style-name="T1">zum rettenden Anker, indem sie ihre ganze Macht, die aner</text:span><text:line-break/><text:span text:style-name="T1">kannte Gleichheit der intellektuellen Wesen, zur Anwendung</text:span><text:line-break/><text:span text:style-name="T1">bringt.</text:span><text:line-break/><text:span text:style-name="T1">Für diesen M om ent des entfesselten Bürgerkrieges, diesen</text:span><text:line-break/><text:span text:style-name="T1">M oment der wiedereroberten und siegreichen Macht der Ver</text:span><text:line-break/><text:span text:style-name="T1">nunft, schien es der Mühe w ert gewesen zu sein, so lange und</text:span><text:line-break/><text:span text:style-name="T1">anscheinend so unnötig seine V ernunft bew ahrt zu haben, da</text:span><text:line-break/><text:span text:style-name="T1">man von Appius Claudius die Kunst gelernt hat, besser unver</text:span><text:line-break/><text:span text:style-name="T1">nünftig zu reden als er selbst. Es gibt eine Form der Vernunft,</text:span><text:line-break/><text:span text:style-name="T1">die sich selbst in der gesellschaftlichen U nvernunft treu blei</text:span><text:line-break/><text:span text:style-name="T1">ben und in ihr wirksam w erden kann. D aran muss man ar</text:span><text:line-break/><text:span text:style-name="T1">beiten. W er es, wenn es die Sache erfordert, versteht, mit der</text:span><text:line-break/><text:span text:style-name="T1">selben Aufmerksamkeit die Schmähreden des Appius Claudius</text:span><text:line-break/><text:span text:style-name="T1">oder die Lehrfabeln des Menenius Agrippa zusammenzustellen,</text:span><text:line-break/><text:span text:style-name="T1">116</text:span></text:p>
      <text:p text:style-name="P1"><text:span text:style-name="T1">ist ein Schüler des universellen Unterrichts. Wer mit Menenius</text:span><text:line-break/><text:span text:style-name="T1">Agrippa anerkennt, dass jeder Mensch mit der Fähigkeit ge</text:span><text:line-break/><text:span text:style-name="T1">boren ist zu verstehen, was der andere Mensch ihm zu sagen</text:span><text:line-break/><text:span text:style-name="T1">hat, kennt die intellektuelle Emanzipation.</text:span><text:line-break/><text:span text:style-name="T1">Das ist wenig, diese seltenen glücklichen Begegnungen, sagen</text:span><text:line-break/><text:span text:style-name="T1">die Ungeduldigen oder die Befriedigten. Und die Geschichte</text:span><text:line-break/><text:span text:style-name="T1">vom Aventin ist wohl schon recht alt. Aber zugleich machen</text:span><text:line-break/><text:span text:style-name="T1">sich gerade Stimmen bemerkbar, ganz andere Stimmen, die be</text:span><text:line-break/><text:span text:style-name="T1">haupten, dass der Aventin der Beginn unserer Geschichte ist,</text:span><text:line-break/><text:span text:style-name="T1">jene Geschichte der Selbsterkenntnis, die aus den Plebejern von</text:span><text:line-break/><text:span text:style-name="T1">gestern und aus den Proletariern von heute Menschen macht,</text:span><text:line-break/><text:span text:style-name="T1">die fähig sind alles zu verstehen, was ein Mensch sagen kann.</text:span><text:line-break/><text:span text:style-name="T1">In Paris gibt ein anderer exzentrischer Träumer, Pierre-Simon</text:span><text:line-break/><text:span text:style-name="T1">Ballanche, auf seine A rt dieselbe Erzählung vom Aventin und</text:span><text:line-break/><text:span text:style-name="T1">liest darin dasselbe proklam ierte Gesetz der Gleichheit der</text:span><text:line-break/><text:span text:style-name="T1">sprechenden Wesen, das Gesetz der von jenen erlangten Macht,</text:span><text:line-break/><text:span text:style-name="T1">die erkennen, dass sie unter dem Zeichen der Intelligenz ste</text:span><text:line-break/><text:span text:style-name="T1">hen und somit fähig werden, ihren Namen in den Himmel zu</text:span><text:line-break/><text:span text:style-name="T1">schreiben. U nd er macht diese sonderbare Prophezeiung: „Die</text:span><text:line-break/><text:span text:style-name="T1">römische Geschichte, so wie sie uns bis jetzt erschienen ist, nach</text:span><text:line-break/><text:span text:style-name="T1">dem sie einen Teil unserer Schicksale geregelt hat und in einer</text:span><text:line-break/><text:span text:style-name="T1">bestimmten Form in den Zusammenhang unseres gesellschaft</text:span><text:line-break/><text:span text:style-name="T1">lichen Lebens, unserer Sitten, unserer Meinungen, unserer</text:span><text:line-break/><text:span text:style-name="T1">Gesetze eingetreten ist, wird nun in einer anderen Form unsere</text:span><text:line-break/><text:span text:style-name="T1">neuen Gedanken regeln, diejenigen, die zum Zusammenhang</text:span><text:line-break/><text:span text:style-name="T1">unseres zukünftigen gesellschaftlichen Lebens beitragen müs</text:span><text:line-break/><text:span text:style-name="T1">sen.“91 In den Handwerksstuben von Paris oder von Lyon ver</text:span><text:line-break/><text:span text:style-name="T1">stehen und verbreiten ein paar träumerische Köpfe diese Er</text:span><text:line-break/><text:span text:style-name="T1">zählung ihrerseits und auf ihre Weise.</text:span><text:line-break/><text:span text:style-name="T1">Wahrscheinlich ist diese Prophezeiung einer neuen Ara tat</text:span><text:line-break/><text:span text:style-name="T1">sächlich nur Träumerei. Aber dies ist keine Träumerei: Man</text:span><text:line-break/><text:span text:style-name="T1">kann immer, selbst in der tiefsten Verrücktheit der Ungleich</text:span><text:line-break/><text:span text:style-name="T1">heit, die Gleichheit der Intelligenzen verifizieren und diese Veri</text:span><text:line-break/><text:span text:style-name="T1">fizierung wirksam werden lassen. Der Sieg des Aventin ist</text:span><text:line-break/><text:span text:style-name="T1">wirklich. U nd verm utlich ist er nicht da, wo man glaubt. Die</text:span><text:line-break/><text:span text:style-name="T1">Tribunen, die der Plebs gewonnen hat, werden unvernünftig</text:span><text:line-break/><text:span text:style-name="T1">sein wie die anderen. Aber dass sich jeder Plebejer als Mensch</text:span><text:line-break/><text:span text:style-name="T1">117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7T16:51:36.087000000</meta:creation-date>
    <dc:date>2023-12-27T16:51:40.523000000</dc:date>
    <meta:editing-duration>PT4S</meta:editing-duration>
    <meta:editing-cycles>1</meta:editing-cycles>
    <meta:document-statistic meta:table-count="0" meta:image-count="0" meta:object-count="0" meta:page-count="9" meta:paragraph-count="25" meta:word-count="8651" meta:character-count="54212" meta:non-whitespace-character-count="45582"/>
    <meta:generator>LibreOffice/7.3.7.2$Windows_X86_64 LibreOffice_project/e114eadc50a9ff8d8c8a0567d6da8f454beeb84f</meta:generator>
  </office:meta>
</office:document-meta>
</file>